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Mono" svg:font-family="'Liberation Mono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6pt" style:font-size-asian="36pt" style:font-size-complex="36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Liberation Serif" fo:font-size="36pt" fo:font-weight="bold" style:font-size-asian="36pt" style:font-name-complex="Liberation Serif" style:font-size-complex="36pt" style:font-weight-complex="bold"/>
    </style:style>
    <style:style style:name="T2" style:family="text">
      <style:text-properties fo:color="#000000" style:font-name="Liberation Serif" fo:font-size="24pt" fo:font-weight="bold" style:font-size-asian="24pt" style:font-name-complex="Liberation Serif" style:font-size-complex="24pt" style:font-weight-complex="bold"/>
    </style:style>
    <style:style style:name="T3" style:family="text">
      <style:text-properties fo:color="#000000" style:font-name="Liberation Serif" fo:font-size="18pt" fo:font-weight="bold" style:font-size-asian="18pt" style:font-name-complex="Liberation Serif" style:font-size-complex="18pt" style:font-weight-complex="bold"/>
    </style:style>
    <style:style style:name="T4" style:family="text">
      <style:text-properties fo:color="#000000" style:font-name="Liberation Serif" fo:font-size="12pt" style:font-size-asian="12pt" style:font-name-complex="Liberation Serif" style:font-size-complex="12pt"/>
    </style:style>
    <style:style style:name="T5" style:family="text">
      <style:text-properties fo:color="#000000" style:font-name="Courier" fo:font-size="10pt" style:font-size-asian="10pt" style:font-name-complex="Courier" style:font-size-complex="10pt"/>
    </style:style>
    <style:style style:name="T6" style:family="text">
      <style:text-properties fo:color="#000000" style:font-name="Liberation Mono" fo:font-size="10pt" style:font-size-asian="10pt" style:font-name-complex="Liberation Mono" style:font-size-complex="10pt"/>
    </style:style>
    <style:style style:name="T7" style:family="text">
      <style:text-properties fo:color="#000000" style:font-name="Liberation Mono" fo:font-size="12pt" style:font-size-asian="12pt" style:font-name-complex="Liberation Mono" style:font-size-complex="12pt"/>
    </style:style>
    <style:style style:name="T8" style:family="text">
      <style:text-properties fo:color="#000000" style:font-name="Courier" fo:font-size="12pt" style:font-size-asian="12pt" style:font-name-complex="Courier" style:font-size-complex="12pt"/>
    </style:style>
    <style:style style:name="T9" style:family="text">
      <style:text-properties fo:color="#000000" style:font-name="OpenSymbol" fo:font-size="12pt" style:font-size-asian="12pt" style:font-name-complex="OpenSymbo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2.003cm" svg:y1="3.294cm" svg:x2="12.354cm" svg:y2="3.294cm">
          <text:p/>
        </draw:line>
        <draw:frame draw:style-name="gr2" draw:text-style-name="P3" draw:layer="layout" svg:width="10.378cm" svg:height="1.269cm" svg:x="2.004cm" svg:y="2.309cm">
          <draw:text-box>
            <text:p text:style-name="P2"><text:span text:style-name="T1">D</text:span><text:span text:style-name="T1">o</text:span><text:span text:style-name="T1">c</text:span><text:span text:style-name="T1">k</text:span><text:span text:style-name="T1">e</text:span><text:span text:style-name="T1">r</text:span><text:span text:style-name="T1"> </text:span><text:span text:style-name="T1">C</text:span><text:span text:style-name="T1">a</text:span><text:span text:style-name="T1">s</text:span><text:span text:style-name="T1">e</text:span><text:span text:style-name="T1"> </text:span><text:span text:style-name="T1">S</text:span><text:span text:style-name="T1">t</text:span><text:span text:style-name="T1">u</text:span><text:span text:style-name="T1">d</text:span><text:span text:style-name="T1">y</text:span></text:p>
          </draw:text-box>
        </draw:frame>
        <draw:frame draw:style-name="gr3" draw:text-style-name="P4" draw:layer="layout" svg:width="16.622cm" svg:height="0.846cm" svg:x="2.004cm" svg:y="4.204cm">
          <draw:text-box>
            <text:p text:style-name="P2"><text:span text:style-name="T2">Problem : Automate </text:span><text:span text:style-name="T2">Infra allocation for </text:span><text:span text:style-name="T2">L&amp;D</text:span></text:p>
          </draw:text-box>
        </draw:frame>
        <draw:frame draw:style-name="gr4" draw:text-style-name="P5" draw:layer="layout" svg:width="4.235cm" svg:height="0.634cm" svg:x="2.004cm" svg:y="5.815cm">
          <draw:text-box>
            <text:p text:style-name="P2"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:</text:span><text:span text:style-name="T3">-</text:span></text:p>
          </draw:text-box>
        </draw:frame>
        <draw:frame draw:style-name="gr5" draw:text-style-name="P6" draw:layer="layout" svg:width="0.422cm" svg:height="0.422cm" svg:x="2.639cm" svg:y="6.706cm">
          <draw:text-box>
            <text:p text:style-name="P2"><text:span text:style-name="T4">1.</text:span></text:p>
          </draw:text-box>
        </draw:frame>
        <draw:frame draw:style-name="gr5" draw:text-style-name="P6" draw:layer="layout" svg:width="8.143cm" svg:height="0.422cm" svg:x="3.274cm" svg:y="6.706cm">
          <draw:text-box>
            <text:p text:style-name="P2"><text:span text:style-name="T4">D</text:span><text:span text:style-name="T4">y</text:span><text:span text:style-name="T4">n</text:span><text:span text:style-name="T4">a</text:span><text:span text:style-name="T4">m</text:span><text:span text:style-name="T4">ic </text:span><text:span text:style-name="T4">A</text:span><text:span text:style-name="T4">ll</text:span><text:span text:style-name="T4">o</text:span><text:span text:style-name="T4">c</text:span><text:span text:style-name="T4">at</text:span><text:span text:style-name="T4">io</text:span><text:span text:style-name="T4">n </text:span><text:span text:style-name="T4">o</text:span><text:span text:style-name="T4">f </text:span><text:span text:style-name="T4">L</text:span><text:span text:style-name="T4">in</text:span><text:span text:style-name="T4">u</text:span><text:span text:style-name="T4">x </text:span><text:span text:style-name="T4">s</text:span><text:span text:style-name="T4">y</text:span><text:span text:style-name="T4">st</text:span><text:span text:style-name="T4">e</text:span><text:span text:style-name="T4">m</text:span><text:span text:style-name="T4">s </text:span><text:span text:style-name="T4">f</text:span><text:span text:style-name="T4">o</text:span><text:span text:style-name="T4">r </text:span><text:span text:style-name="T4">u</text:span><text:span text:style-name="T4">s</text:span><text:span text:style-name="T4">er</text:span><text:span text:style-name="T4">s </text:span></text:p>
          </draw:text-box>
        </draw:frame>
        <draw:frame draw:style-name="gr5" draw:text-style-name="P6" draw:layer="layout" svg:width="0.422cm" svg:height="0.422cm" svg:x="2.639cm" svg:y="7.291cm">
          <draw:text-box>
            <text:p text:style-name="P2"><text:span text:style-name="T4">2.</text:span></text:p>
          </draw:text-box>
        </draw:frame>
        <draw:frame draw:style-name="gr5" draw:text-style-name="P6" draw:layer="layout" svg:width="8.541cm" svg:height="0.422cm" svg:x="3.274cm" svg:y="7.291cm">
          <draw:text-box>
            <text:p text:style-name="P2"><text:span text:style-name="T4">E</text:span><text:span text:style-name="T4">a</text:span><text:span text:style-name="T4">c</text:span><text:span text:style-name="T4">h </text:span><text:span text:style-name="T4">u</text:span><text:span text:style-name="T4">s</text:span><text:span text:style-name="T4">er </text:span><text:span text:style-name="T4">s</text:span><text:span text:style-name="T4">h</text:span><text:span text:style-name="T4">o</text:span><text:span text:style-name="T4">ul</text:span><text:span text:style-name="T4">d </text:span><text:span text:style-name="T4">h</text:span><text:span text:style-name="T4">a</text:span><text:span text:style-name="T4">v</text:span><text:span text:style-name="T4">e </text:span><text:span text:style-name="T4">i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t </text:span><text:span text:style-name="T4">L</text:span><text:span text:style-name="T4">in</text:span><text:span text:style-name="T4">u</text:span><text:span text:style-name="T4">x </text:span><text:span text:style-name="T4">S</text:span><text:span text:style-name="T4">y</text:span><text:span text:style-name="T4">st</text:span><text:span text:style-name="T4">e</text:span><text:span text:style-name="T4">m </text:span></text:p>
          </draw:text-box>
        </draw:frame>
        <draw:frame draw:style-name="gr5" draw:text-style-name="P6" draw:layer="layout" svg:width="0.422cm" svg:height="0.422cm" svg:x="2.639cm" svg:y="7.873cm">
          <draw:text-box>
            <text:p text:style-name="P2"><text:span text:style-name="T4">3.</text:span></text:p>
          </draw:text-box>
        </draw:frame>
        <draw:frame draw:style-name="gr5" draw:text-style-name="P6" draw:layer="layout" svg:width="10.429cm" svg:height="0.422cm" svg:x="3.274cm" svg:y="7.873cm">
          <draw:text-box>
            <text:p text:style-name="P2"><text:span text:style-name="T4">S</text:span><text:span text:style-name="T4">p</text:span><text:span text:style-name="T4">e</text:span><text:span text:style-name="T4">ci</text:span><text:span text:style-name="T4">fi</text:span><text:span text:style-name="T4">c </text:span><text:span text:style-name="T4">tr</text:span><text:span text:style-name="T4">ai</text:span><text:span text:style-name="T4">ni</text:span><text:span text:style-name="T4">n</text:span><text:span text:style-name="T4">g </text:span><text:span text:style-name="T4">e</text:span><text:span text:style-name="T4">n</text:span><text:span text:style-name="T4">vi</text:span><text:span text:style-name="T4">r</text:span><text:span text:style-name="T4">o</text:span><text:span text:style-name="T4">n</text:span><text:span text:style-name="T4">m</text:span><text:span text:style-name="T4">e</text:span><text:span text:style-name="T4">nt </text:span><text:span text:style-name="T4">s</text:span><text:span text:style-name="T4">h</text:span><text:span text:style-name="T4">o</text:span><text:span text:style-name="T4">ul</text:span><text:span text:style-name="T4">d </text:span><text:span text:style-name="T4">b</text:span><text:span text:style-name="T4">e </text:span><text:span text:style-name="T4">cr</text:span><text:span text:style-name="T4">e</text:span><text:span text:style-name="T4">at</text:span><text:span text:style-name="T4">e</text:span><text:span text:style-name="T4">d </text:span><text:span text:style-name="T4">in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/text:p>
          </draw:text-box>
        </draw:frame>
        <draw:frame draw:style-name="gr5" draw:text-style-name="P6" draw:layer="layout" svg:width="0.422cm" svg:height="0.422cm" svg:x="2.639cm" svg:y="8.459cm">
          <draw:text-box>
            <text:p text:style-name="P2"><text:span text:style-name="T4">4.</text:span></text:p>
          </draw:text-box>
        </draw:frame>
        <draw:frame draw:style-name="gr5" draw:text-style-name="P6" draw:layer="layout" svg:width="9.582cm" svg:height="0.422cm" svg:x="3.274cm" svg:y="8.459cm">
          <draw:text-box>
            <text:p text:style-name="P2"><text:span text:style-name="T4">U</text:span><text:span text:style-name="T4">s</text:span><text:span text:style-name="T4">er </text:span><text:span text:style-name="T4">s</text:span><text:span text:style-name="T4">h</text:span><text:span text:style-name="T4">o</text:span><text:span text:style-name="T4">ul</text:span><text:span text:style-name="T4">d </text:span><text:span text:style-name="T4">n</text:span><text:span text:style-name="T4">ot </text:span><text:span text:style-name="T4">al</text:span><text:span text:style-name="T4">lo</text:span><text:span text:style-name="T4">w </text:span><text:span text:style-name="T4">to </text:span><text:span text:style-name="T4">a</text:span><text:span text:style-name="T4">c</text:span><text:span text:style-name="T4">c</text:span><text:span text:style-name="T4">e</text:span><text:span text:style-name="T4">ss </text:span><text:span text:style-name="T4">ot</text:span><text:span text:style-name="T4">h</text:span><text:span text:style-name="T4">er </text:span><text:span text:style-name="T4">c</text:span><text:span text:style-name="T4">o</text:span><text:span text:style-name="T4">nt</text:span><text:span text:style-name="T4">ai</text:span><text:span text:style-name="T4">n</text:span><text:span text:style-name="T4">er</text:span><text:span text:style-name="T4">s/</text:span><text:span text:style-name="T4">i</text:span><text:span text:style-name="T4">m</text:span><text:span text:style-name="T4">a</text:span><text:span text:style-name="T4">g</text:span><text:span text:style-name="T4">e</text:span><text:span text:style-name="T4">s </text:span></text:p>
          </draw:text-box>
        </draw:frame>
        <draw:frame draw:style-name="gr5" draw:text-style-name="P6" draw:layer="layout" svg:width="0.422cm" svg:height="0.422cm" svg:x="2.639cm" svg:y="9.041cm">
          <draw:text-box>
            <text:p text:style-name="P2"><text:span text:style-name="T4">5.</text:span></text:p>
          </draw:text-box>
        </draw:frame>
        <draw:frame draw:style-name="gr5" draw:text-style-name="P6" draw:layer="layout" svg:width="8.477cm" svg:height="0.422cm" svg:x="3.274cm" svg:y="9.041cm">
          <draw:text-box>
            <text:p text:style-name="P2"><text:span text:style-name="T4">U</text:span><text:span text:style-name="T4">s</text:span><text:span text:style-name="T4">er </text:span><text:span text:style-name="T4">s</text:span><text:span text:style-name="T4">h</text:span><text:span text:style-name="T4">o</text:span><text:span text:style-name="T4">ul</text:span><text:span text:style-name="T4">d </text:span><text:span text:style-name="T4">n</text:span><text:span text:style-name="T4">ot </text:span><text:span text:style-name="T4">al</text:span><text:span text:style-name="T4">lo</text:span><text:span text:style-name="T4">w </text:span><text:span text:style-name="T4">to </text:span><text:span text:style-name="T4">a</text:span><text:span text:style-name="T4">c</text:span><text:span text:style-name="T4">c</text:span><text:span text:style-name="T4">e</text:span><text:span text:style-name="T4">ss </text:span><text:span text:style-name="T4">d</text:span><text:span text:style-name="T4">o</text:span><text:span text:style-name="T4">c</text:span><text:span text:style-name="T4">k</text:span><text:span text:style-name="T4">er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 </text:span></text:p>
          </draw:text-box>
        </draw:frame>
        <draw:frame draw:style-name="gr5" draw:text-style-name="P6" draw:layer="layout" svg:width="0.422cm" svg:height="0.422cm" svg:x="2.639cm" svg:y="9.627cm">
          <draw:text-box>
            <text:p text:style-name="P2"><text:span text:style-name="T4">6.</text:span></text:p>
          </draw:text-box>
        </draw:frame>
        <draw:frame draw:style-name="gr5" draw:text-style-name="P6" draw:layer="layout" svg:width="5.416cm" svg:height="0.422cm" svg:x="3.274cm" svg:y="9.627cm">
          <draw:text-box>
            <text:p text:style-name="P2"><text:span text:style-name="T4">M</text:span><text:span text:style-name="T4">o</text:span><text:span text:style-name="T4">ni</text:span><text:span text:style-name="T4">to</text:span><text:span text:style-name="T4">r </text:span><text:span text:style-name="T4">p</text:span><text:span text:style-name="T4">ar</text:span><text:span text:style-name="T4">ti</text:span><text:span text:style-name="T4">ci</text:span><text:span text:style-name="T4">p</text:span><text:span text:style-name="T4">a</text:span><text:span text:style-name="T4">nt</text:span><text:span text:style-name="T4">s </text:span><text:span text:style-name="T4">c</text:span><text:span text:style-name="T4">o</text:span><text:span text:style-name="T4">nt</text:span><text:span text:style-name="T4">ai</text:span><text:span text:style-name="T4">n</text:span><text:span text:style-name="T4">er</text:span><text:span text:style-name="T4">s </text:span></text:p>
          </draw:text-box>
        </draw:frame>
        <draw:frame draw:style-name="gr5" draw:text-style-name="P6" draw:layer="layout" svg:width="0.422cm" svg:height="0.422cm" svg:x="2.639cm" svg:y="10.209cm">
          <draw:text-box>
            <text:p text:style-name="P2"><text:span text:style-name="T4">7.</text:span></text:p>
          </draw:text-box>
        </draw:frame>
        <draw:frame draw:style-name="gr5" draw:text-style-name="P6" draw:layer="layout" svg:width="15.25cm" svg:height="0.422cm" svg:x="3.274cm" svg:y="10.209cm">
          <draw:text-box>
            <text:p text:style-name="P2"><text:span text:style-name="T4">D</text:span><text:span text:style-name="T4">e</text:span><text:span text:style-name="T4">b</text:span><text:span text:style-name="T4">u</text:span><text:span text:style-name="T4">g/</text:span><text:span text:style-name="T4">li</text:span><text:span text:style-name="T4">v</text:span><text:span text:style-name="T4">e </text:span><text:span text:style-name="T4">d</text:span><text:span text:style-name="T4">e</text:span><text:span text:style-name="T4">m</text:span><text:span text:style-name="T4">o </text:span><text:span text:style-name="T4">f</text:span><text:span text:style-name="T4">o</text:span><text:span text:style-name="T4">r </text:span><text:span text:style-name="T4">th</text:span><text:span text:style-name="T4">e </text:span><text:span text:style-name="T4">p</text:span><text:span text:style-name="T4">ar</text:span><text:span text:style-name="T4">ti</text:span><text:span text:style-name="T4">ci</text:span><text:span text:style-name="T4">p</text:span><text:span text:style-name="T4">a</text:span><text:span text:style-name="T4">nt</text:span><text:span text:style-name="T4">s </text:span><text:span text:style-name="T4">if </text:span><text:span text:style-name="T4">th</text:span><text:span text:style-name="T4">e</text:span><text:span text:style-name="T4">y </text:span><text:span text:style-name="T4">h</text:span><text:span text:style-name="T4">a</text:span><text:span text:style-name="T4">v</text:span><text:span text:style-name="T4">e </text:span><text:span text:style-name="T4">a</text:span><text:span text:style-name="T4">n</text:span><text:span text:style-name="T4">y </text:span><text:span text:style-name="T4">d</text:span><text:span text:style-name="T4">o</text:span><text:span text:style-name="T4">u</text:span><text:span text:style-name="T4">bt</text:span><text:span text:style-name="T4">s/</text:span><text:span text:style-name="T4">b</text:span><text:span text:style-name="T4">u</text:span><text:span text:style-name="T4">g </text:span><text:span text:style-name="T4">in </text:span><text:span text:style-name="T4">r</text:span><text:span text:style-name="T4">u</text:span><text:span text:style-name="T4">n</text:span><text:span text:style-name="T4">ni</text:span><text:span text:style-name="T4">n</text:span><text:span text:style-name="T4">g </text:span><text:span text:style-name="T4">a</text:span><text:span text:style-name="T4">p</text:span><text:span text:style-name="T4">pl</text:span><text:span text:style-name="T4">ic</text:span><text:span text:style-name="T4">at</text:span><text:span text:style-name="T4">io</text:span><text:span text:style-name="T4">n</text:span><text:span text:style-name="T4">s. </text:span></text:p>
          </draw:text-box>
        </draw:frame>
        <draw:frame draw:style-name="gr5" draw:text-style-name="P6" draw:layer="layout" svg:width="0.422cm" svg:height="0.422cm" svg:x="2.639cm" svg:y="10.794cm">
          <draw:text-box>
            <text:p text:style-name="P2"><text:span text:style-name="T4">8.</text:span></text:p>
          </draw:text-box>
        </draw:frame>
        <draw:frame draw:style-name="gr5" draw:text-style-name="P6" draw:layer="layout" svg:width="7.207cm" svg:height="0.422cm" svg:x="3.274cm" svg:y="10.794cm">
          <draw:text-box>
            <text:p text:style-name="P2"><text:span text:style-name="T4">A</text:span><text:span text:style-name="T4">ut</text:span><text:span text:style-name="T4">o</text:span><text:span text:style-name="T4">m</text:span><text:span text:style-name="T4">at</text:span><text:span text:style-name="T4">e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text:span text:style-name="T4">cr</text:span><text:span text:style-name="T4">e</text:span><text:span text:style-name="T4">at</text:span><text:span text:style-name="T4">io</text:span><text:span text:style-name="T4">n </text:span><text:span text:style-name="T4">a</text:span><text:span text:style-name="T4">n</text:span><text:span text:style-name="T4">d </text:span><text:span text:style-name="T4">d</text:span><text:span text:style-name="T4">el</text:span><text:span text:style-name="T4">et</text:span><text:span text:style-name="T4">io</text:span><text:span text:style-name="T4">n. </text:span></text:p>
          </draw:text-box>
        </draw:frame>
        <draw:frame draw:style-name="gr4" draw:text-style-name="P5" draw:layer="layout" svg:width="8.359cm" svg:height="0.634cm" svg:x="2.004cm" svg:y="12.86cm">
          <draw:text-box>
            <text:p text:style-name="P2"><text:span text:style-name="T3">C</text:span><text:span text:style-name="T3">r</text:span><text:span text:style-name="T3">e</text:span><text:span text:style-name="T3">a</text:span><text:span text:style-name="T3">t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 </text:span><text:span text:style-name="T3">i</text:span><text:span text:style-name="T3">m</text:span><text:span text:style-name="T3">a</text:span><text:span text:style-name="T3">g</text:span><text:span text:style-name="T3">e</text:span><text:span text:style-name="T3">:</text:span><text:span text:style-name="T3">-</text:span></text:p>
          </draw:text-box>
        </draw:frame>
        <draw:frame draw:style-name="gr5" draw:text-style-name="P6" draw:layer="layout" svg:width="0.422cm" svg:height="0.422cm" svg:x="2.639cm" svg:y="13.751cm">
          <draw:text-box>
            <text:p text:style-name="P2"><text:span text:style-name="T4">1.</text:span></text:p>
          </draw:text-box>
        </draw:frame>
        <draw:frame draw:style-name="gr5" draw:text-style-name="P6" draw:layer="layout" svg:width="7.199cm" svg:height="0.422cm" svg:x="3.274cm" svg:y="13.751cm">
          <draw:text-box>
            <text:p text:style-name="P2"><text:span text:style-name="T4">C</text:span><text:span text:style-name="T4">re</text:span><text:span text:style-name="T4">at</text:span><text:span text:style-name="T4">e </text:span><text:span text:style-name="T4">a </text:span><text:span text:style-name="T4">n</text:span><text:span text:style-name="T4">e</text:span><text:span text:style-name="T4">w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text:span text:style-name="T4">fr</text:span><text:span text:style-name="T4">o</text:span><text:span text:style-name="T4">m </text:span><text:span text:style-name="T4">a </text:span><text:span text:style-name="T4">b</text:span><text:span text:style-name="T4">a</text:span><text:span text:style-name="T4">s</text:span><text:span text:style-name="T4">e </text:span><text:span text:style-name="T4">i</text:span><text:span text:style-name="T4">m</text:span><text:span text:style-name="T4">a</text:span><text:span text:style-name="T4">g</text:span><text:span text:style-name="T4">e </text:span></text:p>
          </draw:text-box>
        </draw:frame>
        <draw:frame draw:style-name="gr6" draw:text-style-name="P7" draw:layer="layout" svg:width="11.644cm" svg:height="0.424cm" svg:x="3.909cm" svg:y="14.464cm">
          <draw:text-box>
            <text:p text:style-name="P2"><text:span text:style-name="T5">s</text:span><text:span text:style-name="T5">u</text:span><text:span text:style-name="T5">d</text:span><text:span text:style-name="T5">o </text:span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c</text:span><text:span text:style-name="T5">r</text:span><text:span text:style-name="T5">e</text:span><text:span text:style-name="T5">a</text:span><text:span text:style-name="T5">t</text:span><text:span text:style-name="T5">e </text:span><text:span text:style-name="T5">­</text:span><text:span text:style-name="T5">i</text:span><text:span text:style-name="T5">t </text:span><text:span text:style-name="T5">­­</text:span><text:span text:style-name="T5">n</text:span><text:span text:style-name="T5">a</text:span><text:span text:style-name="T5">m</text:span><text:span text:style-name="T5">e </text:span><text:span text:style-name="T5">d</text:span><text:span text:style-name="T5">o</text:span><text:span text:style-name="T5">c</text:span><text:span text:style-name="T5">k</text:span><text:span text:style-name="T5">e</text:span><text:span text:style-name="T5">r</text:span><text:span text:style-name="T5">_</text:span><text:span text:style-name="T5">l</text:span><text:span text:style-name="T5">i</text:span><text:span text:style-name="T5">s</text:span><text:span text:style-name="T5">t </text:span><text:span text:style-name="T5">u</text:span><text:span text:style-name="T5">b</text:span><text:span text:style-name="T5">u</text:span><text:span text:style-name="T5">n</text:span><text:span text:style-name="T5">t</text:span><text:span text:style-name="T5">u </text:span><text:span text:style-name="T5">/</text:span><text:span text:style-name="T5">b</text:span><text:span text:style-name="T5">i</text:span><text:span text:style-name="T5">n</text:span><text:span text:style-name="T5">/</text:span><text:span text:style-name="T5">b</text:span><text:span text:style-name="T5">a</text:span><text:span text:style-name="T5">s</text:span><text:span text:style-name="T5">h</text:span></text:p>
          </draw:text-box>
        </draw:frame>
        <draw:frame draw:style-name="gr5" draw:text-style-name="P6" draw:layer="layout" svg:width="0.422cm" svg:height="0.422cm" svg:x="2.639cm" svg:y="15.335cm">
          <draw:text-box>
            <text:p text:style-name="P2"><text:span text:style-name="T4">2.</text:span></text:p>
          </draw:text-box>
        </draw:frame>
        <draw:frame draw:style-name="gr5" draw:text-style-name="P6" draw:layer="layout" svg:width="3.207cm" svg:height="0.422cm" svg:x="3.274cm" svg:y="15.335cm">
          <draw:text-box>
            <text:p text:style-name="P2"><text:span text:style-name="T4">S</text:span><text:span text:style-name="T4">ta</text:span><text:span text:style-name="T4">rt </text:span><text:span text:style-name="T4">th</text:span><text:span text:style-name="T4">e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/text:p>
          </draw:text-box>
        </draw:frame>
        <draw:frame draw:style-name="gr6" draw:text-style-name="P7" draw:layer="layout" svg:width="6.775cm" svg:height="0.424cm" svg:x="3.909cm" svg:y="16.051cm">
          <draw:text-box>
            <text:p text:style-name="P2"><text:span text:style-name="T5">s</text:span><text:span text:style-name="T5">u</text:span><text:span text:style-name="T5">d</text:span><text:span text:style-name="T5">o </text:span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s</text:span><text:span text:style-name="T5">t</text:span><text:span text:style-name="T5">a</text:span><text:span text:style-name="T5">r</text:span><text:span text:style-name="T5">t </text:span><text:span text:style-name="T5">d</text:span><text:span text:style-name="T5">o</text:span><text:span text:style-name="T5">c</text:span><text:span text:style-name="T5">k</text:span><text:span text:style-name="T5">e</text:span><text:span text:style-name="T5">r</text:span><text:span text:style-name="T5">_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/text:p>
          </draw:text-box>
        </draw:frame>
        <draw:frame draw:style-name="gr6" draw:text-style-name="P7" draw:layer="layout" svg:width="0.425cm" svg:height="0.352cm" svg:x="2.639cm" svg:y="17.176cm">
          <draw:text-box>
            <text:p text:style-name="P2"><text:span text:style-name="T6">3</text:span><text:span text:style-name="T6">.</text:span></text:p>
          </draw:text-box>
        </draw:frame>
        <draw:frame draw:style-name="gr5" draw:text-style-name="P6" draw:layer="layout" svg:width="3.969cm" svg:height="0.422cm" svg:x="3.274cm" svg:y="17.099cm">
          <draw:text-box>
            <text:p text:style-name="P2"><text:span text:style-name="T4"><text:s/></text:span><text:span text:style-name="T4">A</text:span><text:span text:style-name="T4">tt</text:span><text:span text:style-name="T4">a</text:span><text:span text:style-name="T4">c</text:span><text:span text:style-name="T4">h </text:span><text:span text:style-name="T4">to </text:span><text:span text:style-name="T4">th</text:span><text:span text:style-name="T4">e </text:span><text:span text:style-name="T4">c</text:span><text:span text:style-name="T4">o</text:span><text:span text:style-name="T4">nt</text:span><text:span text:style-name="T4">ai</text:span><text:span text:style-name="T4">n</text:span><text:span text:style-name="T4">er</text:span></text:p>
          </draw:text-box>
        </draw:frame>
        <draw:frame draw:style-name="gr6" draw:text-style-name="P7" draw:layer="layout" svg:width="6.987cm" svg:height="0.424cm" svg:x="3.909cm" svg:y="17.907cm">
          <draw:text-box>
            <text:p text:style-name="P2"><text:span text:style-name="T5">s</text:span><text:span text:style-name="T5">u</text:span><text:span text:style-name="T5">d</text:span><text:span text:style-name="T5">o </text:span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a</text:span><text:span text:style-name="T5">t</text:span><text:span text:style-name="T5">t</text:span><text:span text:style-name="T5">a</text:span><text:span text:style-name="T5">c</text:span><text:span text:style-name="T5">h </text:span><text:span text:style-name="T5">d</text:span><text:span text:style-name="T5">o</text:span><text:span text:style-name="T5">c</text:span><text:span text:style-name="T5">k</text:span><text:span text:style-name="T5">e</text:span><text:span text:style-name="T5">r</text:span><text:span text:style-name="T5">_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/text:p>
          </draw:text-box>
        </draw:frame>
        <draw:frame draw:style-name="gr5" draw:text-style-name="P6" draw:layer="layout" svg:width="0.422cm" svg:height="0.422cm" svg:x="2.639cm" svg:y="18.944cm">
          <draw:text-box>
            <text:p text:style-name="P2"><text:span text:style-name="T4">4.</text:span></text:p>
          </draw:text-box>
        </draw:frame>
        <draw:frame draw:style-name="gr5" draw:text-style-name="P6" draw:layer="layout" svg:width="4.223cm" svg:height="0.422cm" svg:x="3.274cm" svg:y="18.944cm">
          <draw:text-box>
            <text:p text:style-name="P2"><text:span text:style-name="T4">I</text:span><text:span text:style-name="T4">n</text:span><text:span text:style-name="T4">st</text:span><text:span text:style-name="T4">al</text:span><text:span text:style-name="T4">l </text:span><text:span text:style-name="T4">p</text:span><text:span text:style-name="T4">a</text:span><text:span text:style-name="T4">c</text:span><text:span text:style-name="T4">k</text:span><text:span text:style-name="T4">a</text:span><text:span text:style-name="T4">g</text:span><text:span text:style-name="T4">e</text:span><text:span text:style-name="T4">s </text:span><text:span text:style-name="T4">re</text:span><text:span text:style-name="T4">q</text:span><text:span text:style-name="T4">ui</text:span><text:span text:style-name="T4">re</text:span><text:span text:style-name="T4">d</text:span></text:p>
          </draw:text-box>
        </draw:frame>
        <draw:frame draw:style-name="gr6" draw:text-style-name="P7" draw:layer="layout" svg:width="2.119cm" svg:height="0.424cm" svg:x="3.909cm" svg:y="19.66cm">
          <draw:text-box>
            <text:p text:style-name="P2"><text:span text:style-name="T5">a</text:span><text:span text:style-name="T5">p</text:span><text:span text:style-name="T5">t </text:span><text:span text:style-name="T5">u</text:span><text:span text:style-name="T5">p</text:span><text:span text:style-name="T5">d</text:span><text:span text:style-name="T5">a</text:span><text:span text:style-name="T5">t</text:span><text:span text:style-name="T5">e</text:span></text:p>
          </draw:text-box>
        </draw:frame>
        <draw:frame draw:style-name="gr6" draw:text-style-name="P7" draw:layer="layout" svg:width="3.177cm" svg:height="0.424cm" svg:x="3.909cm" svg:y="20.083cm">
          <draw:text-box>
            <text:p text:style-name="P2"><text:span text:style-name="T5">a</text:span><text:span text:style-name="T5">p</text:span><text:span text:style-name="T5">t </text:span><text:span text:style-name="T5">i</text:span><text:span text:style-name="T5">n</text:span><text:span text:style-name="T5">s</text:span><text:span text:style-name="T5">t</text:span><text:span text:style-name="T5">a</text:span><text:span text:style-name="T5">l</text:span><text:span text:style-name="T5">l </text:span><text:span text:style-name="T5">v</text:span><text:span text:style-name="T5">i</text:span><text:span text:style-name="T5">m</text:span></text:p>
          </draw:text-box>
        </draw:frame>
        <draw:frame draw:style-name="gr6" draw:text-style-name="P7" draw:layer="layout" svg:width="3.177cm" svg:height="0.424cm" svg:x="3.909cm" svg:y="20.507cm">
          <draw:text-box>
            <text:p text:style-name="P2"><text:span text:style-name="T5">a</text:span><text:span text:style-name="T5">p</text:span><text:span text:style-name="T5">t </text:span><text:span text:style-name="T5">i</text:span><text:span text:style-name="T5">n</text:span><text:span text:style-name="T5">s</text:span><text:span text:style-name="T5">t</text:span><text:span text:style-name="T5">a</text:span><text:span text:style-name="T5">l</text:span><text:span text:style-name="T5">l </text:span><text:span text:style-name="T5">g</text:span><text:span text:style-name="T5">c</text:span><text:span text:style-name="T5">c</text:span></text:p>
          </draw:text-box>
        </draw:frame>
        <draw:frame draw:style-name="gr5" draw:text-style-name="P6" draw:layer="layout" svg:width="0.422cm" svg:height="0.422cm" svg:x="2.639cm" svg:y="21.544cm">
          <draw:text-box>
            <text:p text:style-name="P2"><text:span text:style-name="T4">5.</text:span></text:p>
          </draw:text-box>
        </draw:frame>
        <draw:frame draw:style-name="gr5" draw:text-style-name="P6" draw:layer="layout" svg:width="1.209cm" svg:height="0.422cm" svg:x="3.274cm" svg:y="21.544cm">
          <draw:text-box>
            <text:p text:style-name="P2"><text:span text:style-name="T4">C</text:span><text:span text:style-name="T4">re</text:span><text:span text:style-name="T4">at</text:span><text:span text:style-name="T4">e </text:span></text:p>
          </draw:text-box>
        </draw:frame>
        <draw:frame draw:style-name="gr5" draw:text-style-name="P6" draw:layer="layout" svg:width="3.304cm" svg:height="0.422cm" svg:x="4.484cm" svg:y="21.577cm">
          <draw:text-box>
            <text:p text:style-name="P2"><text:span text:style-name="T7">q</text:span><text:span text:style-name="T7">u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s</text:span><text:span text:style-name="T7">.</text:span><text:span text:style-name="T7">t</text:span><text:span text:style-name="T7">x</text:span><text:span text:style-name="T7">t</text:span></text:p>
          </draw:text-box>
        </draw:frame>
        <draw:frame draw:style-name="gr5" draw:text-style-name="P6" draw:layer="layout" svg:width="0.422cm" svg:height="0.422cm" svg:x="7.786cm" svg:y="21.544cm">
          <draw:text-box>
            <text:p text:style-name="P2"><text:span text:style-name="T4">, </text:span></text:p>
          </draw:text-box>
        </draw:frame>
        <draw:frame draw:style-name="gr5" draw:text-style-name="P6" draw:layer="layout" svg:width="4.066cm" svg:height="0.422cm" svg:x="7.997cm" svg:y="21.577cm">
          <draw:text-box>
            <text:p text:style-name="P2"><text:span text:style-name="T7">i</text:span><text:span text:style-name="T7">n</text:span><text:span text:style-name="T7">s</text:span><text:span text:style-name="T7">t</text:span><text:span text:style-name="T7">r</text:span><text:span text:style-name="T7">u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text:span text:style-name="T7">.</text:span><text:span text:style-name="T7">t</text:span><text:span text:style-name="T7">x</text:span><text:span text:style-name="T7">t</text:span></text:p>
          </draw:text-box>
        </draw:frame>
        <draw:frame draw:style-name="gr5" draw:text-style-name="P6" draw:layer="layout" svg:width="2.737cm" svg:height="0.422cm" svg:x="12.061cm" svg:y="21.544cm">
          <draw:text-box>
            <text:p text:style-name="P2"><text:span text:style-name="T4"><text:s/></text:span><text:span text:style-name="T4">a</text:span><text:span text:style-name="T4">n</text:span><text:span text:style-name="T4">d </text:span><text:span text:style-name="T4">s</text:span><text:span text:style-name="T4">a</text:span><text:span text:style-name="T4">v</text:span><text:span text:style-name="T4">e </text:span><text:span text:style-name="T4">th</text:span><text:span text:style-name="T4">e</text:span><text:span text:style-name="T4">m</text:span><text:span text:style-name="T4">. </text:span></text:p>
          </draw:text-box>
        </draw:frame>
        <draw:frame draw:style-name="gr6" draw:text-style-name="P7" draw:layer="layout" svg:width="4.235cm" svg:height="0.424cm" svg:x="3.909cm" svg:y="22.055cm">
          <draw:text-box>
            <text:p text:style-name="P2"><text:span text:style-name="T5">t</text:span><text:span text:style-name="T5">o</text:span><text:span text:style-name="T5">u</text:span><text:span text:style-name="T5">c</text:span><text:span text:style-name="T5">h </text:span><text:span text:style-name="T5">q</text:span><text:span text:style-name="T5">u</text:span><text:span text:style-name="T5">e</text:span><text:span text:style-name="T5">s</text:span><text:span text:style-name="T5">t</text:span><text:span text:style-name="T5">i</text:span><text:span text:style-name="T5">o</text:span><text:span text:style-name="T5">n</text:span><text:span text:style-name="T5">s</text:span><text:span text:style-name="T5">.</text:span><text:span text:style-name="T5">t</text:span><text:span text:style-name="T5">x</text:span><text:span text:style-name="T5">t </text:span></text:p>
          </draw:text-box>
        </draw:frame>
        <draw:frame draw:style-name="gr6" draw:text-style-name="P7" draw:layer="layout" svg:width="4.659cm" svg:height="0.424cm" svg:x="3.909cm" svg:y="22.479cm">
          <draw:text-box>
            <text:p text:style-name="P2"><text:span text:style-name="T5">t</text:span><text:span text:style-name="T5">o</text:span><text:span text:style-name="T5">u</text:span><text:span text:style-name="T5">c</text:span><text:span text:style-name="T5">h </text:span><text:span text:style-name="T5">i</text:span><text:span text:style-name="T5">n</text:span><text:span text:style-name="T5">s</text:span><text:span text:style-name="T5">t</text:span><text:span text:style-name="T5">r</text:span><text:span text:style-name="T5">u</text:span><text:span text:style-name="T5">c</text:span><text:span text:style-name="T5">t</text:span><text:span text:style-name="T5">i</text:span><text:span text:style-name="T5">o</text:span><text:span text:style-name="T5">n</text:span><text:span text:style-name="T5">s</text:span><text:span text:style-name="T5">.</text:span><text:span text:style-name="T5">t</text:span><text:span text:style-name="T5">x</text:span><text:span text:style-name="T5">t</text:span></text:p>
          </draw:text-box>
        </draw:frame>
        <draw:frame draw:style-name="gr5" draw:text-style-name="P6" draw:layer="layout" svg:width="0.422cm" svg:height="0.422cm" svg:x="2.639cm" svg:y="23.442cm">
          <draw:text-box>
            <text:p text:style-name="P2"><text:span text:style-name="T4">6.</text:span></text:p>
          </draw:text-box>
        </draw:frame>
        <draw:frame draw:style-name="gr5" draw:text-style-name="P6" draw:layer="layout" svg:width="3.799cm" svg:height="0.422cm" svg:x="3.274cm" svg:y="23.442cm">
          <draw:text-box>
            <text:p text:style-name="P2"><text:span text:style-name="T4">C</text:span><text:span text:style-name="T4">o</text:span><text:span text:style-name="T4">m</text:span><text:span text:style-name="T4">m</text:span><text:span text:style-name="T4">it </text:span><text:span text:style-name="T4">th</text:span><text:span text:style-name="T4">e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/text:p>
          </draw:text-box>
        </draw:frame>
        <draw:frame draw:style-name="gr5" draw:text-style-name="P6" draw:layer="layout" svg:width="0.51cm" svg:height="0.509cm" svg:x="3.256cm" svg:y="24.154cm">
          <draw:text-box>
            <text:p text:style-name="P2"><text:span text:style-name="T8"><text:s text:c="2"/></text:span></text:p>
          </draw:text-box>
        </draw:frame>
        <draw:frame draw:style-name="gr6" draw:text-style-name="P7" draw:layer="layout" svg:width="12.702cm" svg:height="0.424cm" svg:x="3.764cm" svg:y="24.221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c</text:span><text:span text:style-name="T5">o</text:span><text:span text:style-name="T5">m</text:span><text:span text:style-name="T5">m</text:span><text:span text:style-name="T5">i</text:span><text:span text:style-name="T5">t </text:span><text:span text:style-name="T5">­a </text:span><text:span text:style-name="T5">"</text:span><text:span text:style-name="T5">B</text:span><text:span text:style-name="T5">a</text:span><text:span text:style-name="T5">s</text:span><text:span text:style-name="T5">w</text:span><text:span text:style-name="T5">a</text:span><text:span text:style-name="T5">n</text:span><text:span text:style-name="T5">t</text:span><text:span text:style-name="T5">h</text:span><text:span text:style-name="T5">" </text:span><text:span text:style-name="T5">3</text:span><text:span text:style-name="T5">7</text:span><text:span text:style-name="T5">f</text:span><text:span text:style-name="T5">6</text:span><text:span text:style-name="T5">0</text:span><text:span text:style-name="T5">9</text:span><text:span text:style-name="T5">b</text:span><text:span text:style-name="T5">a</text:span><text:span text:style-name="T5">3</text:span><text:span text:style-name="T5">b</text:span><text:span text:style-name="T5">3</text:span><text:span text:style-name="T5">8 </text:span><text:span text:style-name="T5">d</text:span><text:span text:style-name="T5">o</text:span><text:span text:style-name="T5">c</text:span><text:span text:style-name="T5">k</text:span><text:span text:style-name="T5">e</text:span><text:span text:style-name="T5">r</text:span><text:span text:style-name="T5">_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_</text:span><text:span text:style-name="T5">i</text:span><text:span text:style-name="T5">m</text:span><text:span text:style-name="T5">a</text:span><text:span text:style-name="T5">g</text:span><text:span text:style-name="T5">e</text:span></text:p>
          </draw:text-box>
        </draw:frame>
        <draw:frame draw:style-name="gr5" draw:text-style-name="P6" draw:layer="layout" svg:width="7.266cm" svg:height="0.422cm" svg:x="2.004cm" svg:y="25.128cm">
          <draw:text-box>
            <text:p text:style-name="P2"><text:span text:style-name="T4">N</text:span><text:span text:style-name="T4">o</text:span><text:span text:style-name="T4">w </text:span><text:span text:style-name="T4">o</text:span><text:span text:style-name="T4">u</text:span><text:span text:style-name="T4">r </text:span><text:span text:style-name="T4">tr</text:span><text:span text:style-name="T4">ai</text:span><text:span text:style-name="T4">ni</text:span><text:span text:style-name="T4">n</text:span><text:span text:style-name="T4">g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text:span text:style-name="T4">i</text:span><text:span text:style-name="T4">m</text:span><text:span text:style-name="T4">a</text:span><text:span text:style-name="T4">g</text:span><text:span text:style-name="T4">e </text:span><text:span text:style-name="T4">is </text:span><text:span text:style-name="T4">re</text:span><text:span text:style-name="T4">a</text:span><text:span text:style-name="T4">d</text:span><text:span text:style-name="T4">y.</text:span></text:p>
          </draw:text-box>
        </draw:frame>
      </draw:page>
      <draw:page draw:name="page2" draw:style-name="dp1" draw:master-page-name="master-page40">
        <draw:frame draw:style-name="gr4" draw:text-style-name="P5" draw:layer="layout" svg:width="8.951cm" svg:height="0.634cm" svg:x="2.004cm" svg:y="2.153cm">
          <draw:text-box>
            <text:p text:style-name="P2"><text:span text:style-name="T3">A</text:span><text:span text:style-name="T3">l</text:span><text:span text:style-name="T3">l</text:span><text:span text:style-name="T3">o</text:span><text:span text:style-name="T3">c</text:span><text:span text:style-name="T3">a</text:span><text:span text:style-name="T3">t</text:span><text:span text:style-name="T3">i</text:span><text:span text:style-name="T3">n</text:span><text:span text:style-name="T3">g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text:span text:style-name="T3">s </text:span><text:span text:style-name="T3">T</text:span><text:span text:style-name="T3">o </text:span><text:span text:style-name="T3">U</text:span><text:span text:style-name="T3">s</text:span><text:span text:style-name="T3">e</text:span><text:span text:style-name="T3">r</text:span><text:span text:style-name="T3">s</text:span><text:span text:style-name="T3">:</text:span><text:span text:style-name="T3">-</text:span></text:p>
          </draw:text-box>
        </draw:frame>
        <draw:frame draw:style-name="gr5" draw:text-style-name="P6" draw:layer="layout" svg:width="0.422cm" svg:height="0.422cm" svg:x="2.752cm" svg:y="3.044cm">
          <draw:text-box>
            <text:p text:style-name="P2"><text:span text:style-name="T4">1.</text:span></text:p>
          </draw:text-box>
        </draw:frame>
        <draw:frame draw:style-name="gr5" draw:text-style-name="P6" draw:layer="layout" svg:width="2.716cm" svg:height="0.422cm" svg:x="3.253cm" svg:y="3.044cm">
          <draw:text-box>
            <text:p text:style-name="P2"><text:span text:style-name="T4">T</text:span><text:span text:style-name="T4">h</text:span><text:span text:style-name="T4">e </text:span><text:span text:style-name="T4">s</text:span><text:span text:style-name="T4">h</text:span><text:span text:style-name="T4">el</text:span><text:span text:style-name="T4">l </text:span><text:span text:style-name="T4">s</text:span><text:span text:style-name="T4">cr</text:span><text:span text:style-name="T4">ip</text:span><text:span text:style-name="T4">t </text:span></text:p>
          </draw:text-box>
        </draw:frame>
        <draw:frame draw:style-name="gr5" draw:text-style-name="P6" draw:layer="layout" svg:width="5.082cm" svg:height="0.422cm" svg:x="5.969cm" svg:y="3.078cm">
          <draw:text-box>
            <text:p text:style-name="P2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7.614cm" svg:height="0.422cm" svg:x="11.049cm" svg:y="3.044cm">
          <draw:text-box>
            <text:p text:style-name="P2"><text:span text:style-name="T4"><text:s/></text:span><text:span text:style-name="T4">w</text:span><text:span text:style-name="T4">ill </text:span><text:span text:style-name="T4">a</text:span><text:span text:style-name="T4">ut</text:span><text:span text:style-name="T4">o</text:span><text:span text:style-name="T4">m</text:span><text:span text:style-name="T4">at</text:span><text:span text:style-name="T4">ic</text:span><text:span text:style-name="T4">al</text:span><text:span text:style-name="T4">ly </text:span><text:span text:style-name="T4">cr</text:span><text:span text:style-name="T4">e</text:span><text:span text:style-name="T4">at</text:span><text:span text:style-name="T4">e </text:span><text:span text:style-name="T4">a </text:span><text:span text:style-name="T4">d</text:span><text:span text:style-name="T4">o</text:span><text:span text:style-name="T4">c</text:span><text:span text:style-name="T4">k</text:span><text:span text:style-name="T4">er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/text:p>
          </draw:text-box>
        </draw:frame>
        <draw:frame draw:style-name="gr5" draw:text-style-name="P6" draw:layer="layout" svg:width="2.449cm" svg:height="0.422cm" svg:x="3.253cm" svg:y="3.665cm">
          <draw:text-box>
            <text:p text:style-name="P2"><text:span text:style-name="T4">f</text:span><text:span text:style-name="T4">o</text:span><text:span text:style-name="T4">r </text:span><text:span text:style-name="T4">e</text:span><text:span text:style-name="T4">v</text:span><text:span text:style-name="T4">er</text:span><text:span text:style-name="T4">y </text:span><text:span text:style-name="T4">u</text:span><text:span text:style-name="T4">s</text:span><text:span text:style-name="T4">er</text:span><text:span text:style-name="T4">.</text:span></text:p>
          </draw:text-box>
        </draw:frame>
        <draw:frame draw:style-name="gr5" draw:text-style-name="P6" draw:layer="layout" svg:width="0.422cm" svg:height="0.422cm" svg:x="4.001cm" svg:y="4.494cm">
          <draw:text-box>
            <text:p text:style-name="P2"><text:span text:style-name="T9">•</text:span></text:p>
          </draw:text-box>
        </draw:frame>
        <draw:frame draw:style-name="gr5" draw:text-style-name="P6" draw:layer="layout" svg:width="2.288cm" svg:height="0.422cm" svg:x="4.498cm" svg:y="4.528cm">
          <draw:text-box>
            <text:p text:style-name="P2"><text:span text:style-name="T7">u</text:span><text:span text:style-name="T7">s</text:span><text:span text:style-name="T7">e</text:span><text:span text:style-name="T7">r</text:span><text:span text:style-name="T7">s</text:span><text:span text:style-name="T7">.</text:span><text:span text:style-name="T7">t</text:span><text:span text:style-name="T7">x</text:span><text:span text:style-name="T7">t</text:span></text:p>
          </draw:text-box>
        </draw:frame>
        <draw:frame draw:style-name="gr5" draw:text-style-name="P6" draw:layer="layout" svg:width="0.422cm" svg:height="0.422cm" svg:x="6.784cm" svg:y="4.49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.695cm" svg:height="0.424cm" svg:x="4.498cm" svg:y="5.256cm">
          <draw:text-box>
            <text:p text:style-name="P2"><text:span text:style-name="T5">M</text:span><text:span text:style-name="T5">a</text:span><text:span text:style-name="T5">n</text:span><text:span text:style-name="T5">i</text:span><text:span text:style-name="T5">d</text:span><text:span text:style-name="T5">e</text:span><text:span text:style-name="T5">e</text:span><text:span text:style-name="T5">p</text:span></text:p>
          </draw:text-box>
        </draw:frame>
        <draw:frame draw:style-name="gr6" draw:text-style-name="P7" draw:layer="layout" svg:width="1.695cm" svg:height="0.424cm" svg:x="4.498cm" svg:y="5.679cm">
          <draw:text-box>
            <text:p text:style-name="P2"><text:span text:style-name="T5">B</text:span><text:span text:style-name="T5">a</text:span><text:span text:style-name="T5">s</text:span><text:span text:style-name="T5">w</text:span><text:span text:style-name="T5">a</text:span><text:span text:style-name="T5">n</text:span><text:span text:style-name="T5">t</text:span><text:span text:style-name="T5">h</text:span></text:p>
          </draw:text-box>
        </draw:frame>
        <draw:frame draw:style-name="gr6" draw:text-style-name="P7" draw:layer="layout" svg:width="1.272cm" svg:height="0.424cm" svg:x="4.498cm" svg:y="6.103cm">
          <draw:text-box>
            <text:p text:style-name="P2"><text:span text:style-name="T5">S</text:span><text:span text:style-name="T5">r</text:span><text:span text:style-name="T5">i</text:span><text:span text:style-name="T5">k</text:span><text:span text:style-name="T5">a</text:span><text:span text:style-name="T5">r</text:span></text:p>
          </draw:text-box>
        </draw:frame>
        <draw:frame draw:style-name="gr5" draw:text-style-name="P6" draw:layer="layout" svg:width="0.422cm" svg:height="0.422cm" svg:x="4.001cm" svg:y="7.567cm">
          <draw:text-box>
            <text:p text:style-name="P2"><text:span text:style-name="T9">•</text:span></text:p>
          </draw:text-box>
        </draw:frame>
        <draw:frame draw:style-name="gr5" draw:text-style-name="P6" draw:layer="layout" svg:width="5.082cm" svg:height="0.422cm" svg:x="4.498cm" svg:y="7.6cm">
          <draw:text-box>
            <text:p text:style-name="P2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0.422cm" svg:height="0.422cm" svg:x="9.578cm" svg:y="7.567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9.104cm" svg:height="0.424cm" svg:x="4.498cm" svg:y="8.329cm">
          <draw:text-box>
            <text:p text:style-name="P2"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E</text:span><text:span text:style-name="T5">n</text:span><text:span text:style-name="T5">t</text:span><text:span text:style-name="T5">e</text:span><text:span text:style-name="T5">r </text:span><text:span text:style-name="T5">n</text:span><text:span text:style-name="T5">a</text:span><text:span text:style-name="T5">m</text:span><text:span text:style-name="T5">e </text:span><text:span text:style-name="T5">o</text:span><text:span text:style-name="T5">f </text:span><text:span text:style-name="T5">fi</text:span><text:span text:style-name="T5">l</text:span><text:span text:style-name="T5">e </text:span><text:span text:style-name="T5">w</text:span><text:span text:style-name="T5">i</text:span><text:span text:style-name="T5">t</text:span><text:span text:style-name="T5">h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s</text:span><text:span text:style-name="T5">: </text:span><text:span text:style-name="T5">"</text:span></text:p>
          </draw:text-box>
        </draw:frame>
        <draw:frame draw:style-name="gr6" draw:text-style-name="P7" draw:layer="layout" svg:width="1.695cm" svg:height="0.424cm" svg:x="4.498cm" svg:y="8.752cm">
          <draw:text-box>
            <text:p text:style-name="P2"><text:span text:style-name="T5">r</text:span><text:span text:style-name="T5">e</text:span><text:span text:style-name="T5">a</text:span><text:span text:style-name="T5">d </text:span><text:span text:style-name="T5">fi</text:span><text:span text:style-name="T5">l</text:span><text:span text:style-name="T5">e</text:span></text:p>
          </draw:text-box>
        </draw:frame>
        <draw:frame draw:style-name="gr6" draw:text-style-name="P7" draw:layer="layout" svg:width="3.177cm" svg:height="0.424cm" svg:x="4.498cm" svg:y="9.175cm">
          <draw:text-box>
            <text:p text:style-name="P2"><text:span text:style-name="T5">w</text:span><text:span text:style-name="T5">h</text:span><text:span text:style-name="T5">i</text:span><text:span text:style-name="T5">l</text:span><text:span text:style-name="T5">e </text:span><text:span text:style-name="T5">r</text:span><text:span text:style-name="T5">e</text:span><text:span text:style-name="T5">a</text:span><text:span text:style-name="T5">d 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1.484cm" svg:height="0.424cm" svg:x="4.498cm" svg:y="9.599cm">
          <draw:text-box>
            <text:p text:style-name="P2"><text:span text:style-name="T5"><text:s text:c="2"/></text:span><text:span text:style-name="T5"><text:s text:c="2"/></text:span><text:span text:style-name="T5">d</text:span><text:span text:style-name="T5">o </text:span></text:p>
          </draw:text-box>
        </draw:frame>
        <draw:frame draw:style-name="gr6" draw:text-style-name="P7" draw:layer="layout" svg:width="13.549cm" svg:height="0.424cm" svg:x="4.498cm" svg:y="10.022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c</text:span><text:span text:style-name="T5">r</text:span><text:span text:style-name="T5">e</text:span><text:span text:style-name="T5">a</text:span><text:span text:style-name="T5">t</text:span><text:span text:style-name="T5">e </text:span><text:span text:style-name="T5">­</text:span><text:span text:style-name="T5">i</text:span><text:span text:style-name="T5">t </text:span><text:span text:style-name="T5">­­</text:span><text:span text:style-name="T5">n</text:span><text:span text:style-name="T5">a</text:span><text:span text:style-name="T5">m</text:span><text:span text:style-name="T5">e </text:span><text:span text:style-name="T5">$</text:span><text:span text:style-name="T5">u</text:span><text:span text:style-name="T5">s</text:span><text:span text:style-name="T5">e</text:span><text:span text:style-name="T5">r </text:span><text:span text:style-name="T5">d</text:span><text:span text:style-name="T5">o</text:span><text:span text:style-name="T5">c</text:span><text:span text:style-name="T5">k</text:span><text:span text:style-name="T5">e</text:span><text:span text:style-name="T5">r</text:span><text:span text:style-name="T5">_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_</text:span><text:span text:style-name="T5">i</text:span><text:span text:style-name="T5">m</text:span><text:span text:style-name="T5">a</text:span><text:span text:style-name="T5">g</text:span><text:span text:style-name="T5">e </text:span><text:span text:style-name="T5">/</text:span><text:span text:style-name="T5">b</text:span><text:span text:style-name="T5">i</text:span><text:span text:style-name="T5">n</text:span><text:span text:style-name="T5">/</text:span><text:span text:style-name="T5">b</text:span><text:span text:style-name="T5">a</text:span><text:span text:style-name="T5">s</text:span><text:span text:style-name="T5">h</text:span></text:p>
          </draw:text-box>
        </draw:frame>
        <draw:frame draw:style-name="gr6" draw:text-style-name="P7" draw:layer="layout" svg:width="3.177cm" svg:height="0.424cm" svg:x="4.498cm" svg:y="10.445cm">
          <draw:text-box>
            <text:p text:style-name="P2"><text:span text:style-name="T5"><text:s text:c="2"/></text:span><text:span text:style-name="T5"><text:s text:c="2"/></text:span><text:span text:style-name="T5">d</text:span><text:span text:style-name="T5">o</text:span><text:span text:style-name="T5">n</text:span><text:span text:style-name="T5">e </text:span><text:span text:style-name="T5">&lt; </text:span><text:span text:style-name="T5">$</text:span><text:span text:style-name="T5">fi</text:span><text:span text:style-name="T5">l</text:span><text:span text:style-name="T5">e</text:span></text:p>
          </draw:text-box>
        </draw:frame>
        <draw:frame draw:style-name="gr5" draw:text-style-name="P6" draw:layer="layout" svg:width="0.422cm" svg:height="0.422cm" svg:x="2.752cm" svg:y="11.482cm">
          <draw:text-box>
            <text:p text:style-name="P2"><text:span text:style-name="T4">2.</text:span></text:p>
          </draw:text-box>
        </draw:frame>
        <draw:frame draw:style-name="gr5" draw:text-style-name="P6" draw:layer="layout" svg:width="2.991cm" svg:height="0.422cm" svg:x="3.253cm" svg:y="11.482cm">
          <draw:text-box>
            <text:p text:style-name="P2"><text:span text:style-name="T4">F</text:span><text:span text:style-name="T4">ill </text:span><text:span text:style-name="T4">th</text:span><text:span text:style-name="T4">e </text:span><text:span text:style-name="T4">e</text:span><text:span text:style-name="T4">nt</text:span><text:span text:style-name="T4">ri</text:span><text:span text:style-name="T4">e</text:span><text:span text:style-name="T4">s </text:span><text:span text:style-name="T4">in </text:span></text:p>
          </draw:text-box>
        </draw:frame>
        <draw:frame draw:style-name="gr5" draw:text-style-name="P6" draw:layer="layout" svg:width="2.288cm" svg:height="0.422cm" svg:x="6.237cm" svg:y="11.516cm">
          <draw:text-box>
            <text:p text:style-name="P2"><text:span text:style-name="T7">u</text:span><text:span text:style-name="T7">s</text:span><text:span text:style-name="T7">e</text:span><text:span text:style-name="T7">r</text:span><text:span text:style-name="T7">s</text:span><text:span text:style-name="T7">.</text:span><text:span text:style-name="T7">t</text:span><text:span text:style-name="T7">x</text:span><text:span text:style-name="T7">t</text:span></text:p>
          </draw:text-box>
        </draw:frame>
        <draw:frame draw:style-name="gr5" draw:text-style-name="P6" draw:layer="layout" svg:width="6.814cm" svg:height="0.422cm" svg:x="8.523cm" svg:y="11.482cm">
          <draw:text-box>
            <text:p text:style-name="P2"><text:span text:style-name="T4"><text:s/></text:span><text:span text:style-name="T4">w</text:span><text:span text:style-name="T4">it</text:span><text:span text:style-name="T4">h </text:span><text:span text:style-name="T4">u</text:span><text:span text:style-name="T4">s</text:span><text:span text:style-name="T4">er</text:span><text:span text:style-name="T4">n</text:span><text:span text:style-name="T4">a</text:span><text:span text:style-name="T4">m</text:span><text:span text:style-name="T4">e</text:span><text:span text:style-name="T4">s </text:span><text:span text:style-name="T4">a</text:span><text:span text:style-name="T4">n</text:span><text:span text:style-name="T4">d </text:span><text:span text:style-name="T4">r</text:span><text:span text:style-name="T4">u</text:span><text:span text:style-name="T4">n </text:span><text:span text:style-name="T4">th</text:span><text:span text:style-name="T4">e </text:span><text:span text:style-name="T4">s</text:span><text:span text:style-name="T4">h</text:span><text:span text:style-name="T4">el</text:span><text:span text:style-name="T4">l </text:span><text:span text:style-name="T4">s</text:span><text:span text:style-name="T4">cr</text:span><text:span text:style-name="T4">ip</text:span><text:span text:style-name="T4">t </text:span></text:p>
          </draw:text-box>
        </draw:frame>
        <draw:frame draw:style-name="gr5" draw:text-style-name="P6" draw:layer="layout" svg:width="5.082cm" svg:height="0.422cm" svg:x="3.253cm" svg:y="12.144cm">
          <draw:text-box>
            <text:p text:style-name="P2"><text:span text:style-name="T7">c</text:span><text:span text:style-name="T7">r</text:span><text:span text:style-name="T7">e</text:span><text:span text:style-name="T7">a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9.404cm" svg:height="0.422cm" svg:x="8.333cm" svg:y="12.11cm">
          <draw:text-box>
            <text:p text:style-name="P2"><text:span text:style-name="T4">. </text:span><text:span text:style-name="T4">T</text:span><text:span text:style-name="T4">hi</text:span><text:span text:style-name="T4">s </text:span><text:span text:style-name="T4">cr</text:span><text:span text:style-name="T4">e</text:span><text:span text:style-name="T4">at</text:span><text:span text:style-name="T4">e</text:span><text:span text:style-name="T4">s </text:span><text:span text:style-name="T4">a </text:span><text:span text:style-name="T4">d</text:span><text:span text:style-name="T4">o</text:span><text:span text:style-name="T4">c</text:span><text:span text:style-name="T4">k</text:span><text:span text:style-name="T4">er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text:span text:style-name="T4">c</text:span><text:span text:style-name="T4">o</text:span><text:span text:style-name="T4">rr</text:span><text:span text:style-name="T4">e</text:span><text:span text:style-name="T4">s</text:span><text:span text:style-name="T4">p</text:span><text:span text:style-name="T4">o</text:span><text:span text:style-name="T4">n</text:span><text:span text:style-name="T4">di</text:span><text:span text:style-name="T4">n</text:span><text:span text:style-name="T4">g </text:span><text:span text:style-name="T4">to </text:span><text:span text:style-name="T4">e</text:span><text:span text:style-name="T4">a</text:span><text:span text:style-name="T4">c</text:span><text:span text:style-name="T4">h </text:span></text:p>
          </draw:text-box>
        </draw:frame>
        <draw:frame draw:style-name="gr5" draw:text-style-name="P6" draw:layer="layout" svg:width="2.652cm" svg:height="0.422cm" svg:x="3.253cm" svg:y="12.735cm">
          <draw:text-box>
            <text:p text:style-name="P2"><text:span text:style-name="T4">u</text:span><text:span text:style-name="T4">s</text:span><text:span text:style-name="T4">er</text:span><text:span text:style-name="T4">n</text:span><text:span text:style-name="T4">a</text:span><text:span text:style-name="T4">m</text:span><text:span text:style-name="T4">e </text:span><text:span text:style-name="T4">fr</text:span><text:span text:style-name="T4">o</text:span><text:span text:style-name="T4">m </text:span></text:p>
          </draw:text-box>
        </draw:frame>
        <draw:frame draw:style-name="gr5" draw:text-style-name="P6" draw:layer="layout" svg:width="2.288cm" svg:height="0.422cm" svg:x="5.909cm" svg:y="12.769cm">
          <draw:text-box>
            <text:p text:style-name="P2"><text:span text:style-name="T7">u</text:span><text:span text:style-name="T7">s</text:span><text:span text:style-name="T7">e</text:span><text:span text:style-name="T7">r</text:span><text:span text:style-name="T7">s</text:span><text:span text:style-name="T7">.</text:span><text:span text:style-name="T7">t</text:span><text:span text:style-name="T7">x</text:span><text:span text:style-name="T7">t</text:span></text:p>
          </draw:text-box>
        </draw:frame>
        <draw:frame draw:style-name="gr5" draw:text-style-name="P6" draw:layer="layout" svg:width="0.422cm" svg:height="0.422cm" svg:x="8.195cm" svg:y="12.735cm">
          <draw:text-box>
            <text:p text:style-name="P2"><text:span text:style-name="T4">.</text:span></text:p>
          </draw:text-box>
        </draw:frame>
        <draw:frame draw:style-name="gr5" draw:text-style-name="P6" draw:layer="layout" svg:width="0.422cm" svg:height="0.422cm" svg:x="2.752cm" svg:y="13.61cm">
          <draw:text-box>
            <text:p text:style-name="P2"><text:span text:style-name="T4">3.</text:span></text:p>
          </draw:text-box>
        </draw:frame>
        <draw:frame draw:style-name="gr5" draw:text-style-name="P6" draw:layer="layout" svg:width="11.457cm" svg:height="0.422cm" svg:x="3.253cm" svg:y="13.61cm">
          <draw:text-box>
            <text:p text:style-name="P2"><text:span text:style-name="T4">T</text:span><text:span text:style-name="T4">h</text:span><text:span text:style-name="T4">e </text:span><text:span text:style-name="T4">u</text:span><text:span text:style-name="T4">s</text:span><text:span text:style-name="T4">er </text:span><text:span text:style-name="T4">c</text:span><text:span text:style-name="T4">a</text:span><text:span text:style-name="T4">n </text:span><text:span text:style-name="T4">th</text:span><text:span text:style-name="T4">e</text:span><text:span text:style-name="T4">n </text:span><text:span text:style-name="T4">st</text:span><text:span text:style-name="T4">ar</text:span><text:span text:style-name="T4">t </text:span><text:span text:style-name="T4">u</text:span><text:span text:style-name="T4">si</text:span><text:span text:style-name="T4">n</text:span><text:span text:style-name="T4">g </text:span><text:span text:style-name="T4">th</text:span><text:span text:style-name="T4">e </text:span><text:span text:style-name="T4">al</text:span><text:span text:style-name="T4">lo</text:span><text:span text:style-name="T4">c</text:span><text:span text:style-name="T4">at</text:span><text:span text:style-name="T4">e</text:span><text:span text:style-name="T4">d </text:span><text:span text:style-name="T4">c</text:span><text:span text:style-name="T4">o</text:span><text:span text:style-name="T4">nt</text:span><text:span text:style-name="T4">ai</text:span><text:span text:style-name="T4">n</text:span><text:span text:style-name="T4">er </text:span><text:span text:style-name="T4">b</text:span><text:span text:style-name="T4">y </text:span><text:span text:style-name="T4">r</text:span><text:span text:style-name="T4">u</text:span><text:span text:style-name="T4">n</text:span><text:span text:style-name="T4">ni</text:span><text:span text:style-name="T4">n</text:span><text:span text:style-name="T4">g </text:span><text:span text:style-name="T4">th</text:span><text:span text:style-name="T4">e </text:span></text:p>
          </draw:text-box>
        </draw:frame>
        <draw:frame draw:style-name="gr5" draw:text-style-name="P6" draw:layer="layout" svg:width="4.32cm" svg:height="0.422cm" svg:x="3.253cm" svg:y="14.233cm">
          <draw:text-box>
            <text:p text:style-name="P2"><text:span text:style-name="T7">u</text:span><text:span text:style-name="T7">s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1.154cm" svg:height="0.422cm" svg:x="7.571cm" svg:y="14.199cm">
          <draw:text-box>
            <text:p text:style-name="P2"><text:span text:style-name="T4"><text:s/></text:span><text:span text:style-name="T4">s</text:span><text:span text:style-name="T4">cr</text:span><text:span text:style-name="T4">ip</text:span><text:span text:style-name="T4">t.</text:span></text:p>
          </draw:text-box>
        </draw:frame>
        <draw:frame draw:style-name="gr5" draw:text-style-name="P6" draw:layer="layout" svg:width="0.422cm" svg:height="0.422cm" svg:x="4.001cm" svg:y="15.074cm">
          <draw:text-box>
            <text:p text:style-name="P2"><text:span text:style-name="T9">•</text:span></text:p>
          </draw:text-box>
        </draw:frame>
        <draw:frame draw:style-name="gr5" draw:text-style-name="P6" draw:layer="layout" svg:width="4.32cm" svg:height="0.422cm" svg:x="4.498cm" svg:y="15.107cm">
          <draw:text-box>
            <text:p text:style-name="P2"><text:span text:style-name="T7">u</text:span><text:span text:style-name="T7">s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0.422cm" svg:height="0.422cm" svg:x="8.816cm" svg:y="15.074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6.352cm" svg:height="0.424cm" svg:x="4.498cm" svg:y="15.836cm">
          <draw:text-box>
            <text:p text:style-name="P2"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E</text:span><text:span text:style-name="T5">n</text:span><text:span text:style-name="T5">t</text:span><text:span text:style-name="T5">e</text:span><text:span text:style-name="T5">r </text:span><text:span text:style-name="T5">y</text:span><text:span text:style-name="T5">o</text:span><text:span text:style-name="T5">u</text:span><text:span text:style-name="T5">r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: </text:span><text:span text:style-name="T5">"</text:span></text:p>
          </draw:text-box>
        </draw:frame>
        <draw:frame draw:style-name="gr6" draw:text-style-name="P7" draw:layer="layout" svg:width="1.907cm" svg:height="0.424cm" svg:x="4.498cm" svg:y="16.259cm">
          <draw:text-box>
            <text:p text:style-name="P2"><text:span text:style-name="T5">r</text:span><text:span text:style-name="T5">e</text:span><text:span text:style-name="T5">a</text:span><text:span text:style-name="T5">d 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6" draw:text-style-name="P7" draw:layer="layout" svg:width="3.812cm" svg:height="0.424cm" svg:x="4.498cm" svg:y="16.683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s</text:span><text:span text:style-name="T5">t</text:span><text:span text:style-name="T5">a</text:span><text:span text:style-name="T5">r</text:span><text:span text:style-name="T5">t </text:span><text:span text:style-name="T5">$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6" draw:text-style-name="P7" draw:layer="layout" svg:width="4.024cm" svg:height="0.424cm" svg:x="4.498cm" svg:y="17.106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a</text:span><text:span text:style-name="T5">t</text:span><text:span text:style-name="T5">t</text:span><text:span text:style-name="T5">a</text:span><text:span text:style-name="T5">c</text:span><text:span text:style-name="T5">h </text:span><text:span text:style-name="T5">$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6" draw:text-style-name="P7" draw:layer="layout" svg:width="0.849cm" svg:height="0.424cm" svg:x="2.004cm" svg:y="18.027cm">
          <draw:text-box>
            <text:p text:style-name="P2"><text:span text:style-name="T5"><text:s text:c="2"/></text:span><text:span text:style-name="T5"><text:s text:c="2"/></text:span></text:p>
          </draw:text-box>
        </draw:frame>
        <draw:frame draw:style-name="gr4" draw:text-style-name="P5" draw:layer="layout" svg:width="7.91cm" svg:height="0.634cm" svg:x="2.004cm" svg:y="19.471cm">
          <draw:text-box>
            <text:p text:style-name="P2"><text:span text:style-name="T3">M</text:span><text:span text:style-name="T3">o</text:span><text:span text:style-name="T3">n</text:span><text:span text:style-name="T3">i</text:span><text:span text:style-name="T3">t</text:span><text:span text:style-name="T3">o</text:span><text:span text:style-name="T3">r</text:span><text:span text:style-name="T3">i</text:span><text:span text:style-name="T3">n</text:span><text:span text:style-name="T3">g </text:span><text:span text:style-name="T3">T</text:span><text:span text:style-name="T3">h</text:span><text:span text:style-name="T3">e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text:span text:style-name="T3">s</text:span><text:span text:style-name="T3">:</text:span><text:span text:style-name="T3">-</text:span></text:p>
          </draw:text-box>
        </draw:frame>
        <draw:frame draw:style-name="gr5" draw:text-style-name="P6" draw:layer="layout" svg:width="0.422cm" svg:height="0.422cm" svg:x="2.752cm" svg:y="20.362cm">
          <draw:text-box>
            <text:p text:style-name="P2"><text:span text:style-name="T4">1.</text:span></text:p>
          </draw:text-box>
        </draw:frame>
        <draw:frame draw:style-name="gr5" draw:text-style-name="P6" draw:layer="layout" svg:width="5.886cm" svg:height="0.422cm" svg:x="3.253cm" svg:y="20.362cm">
          <draw:text-box>
            <text:p text:style-name="P2"><text:span text:style-name="T4">T</text:span><text:span text:style-name="T4">o </text:span><text:span text:style-name="T4">m</text:span><text:span text:style-name="T4">o</text:span><text:span text:style-name="T4">ni</text:span><text:span text:style-name="T4">to</text:span><text:span text:style-name="T4">r </text:span><text:span text:style-name="T4">th</text:span><text:span text:style-name="T4">e </text:span><text:span text:style-name="T4">c</text:span><text:span text:style-name="T4">o</text:span><text:span text:style-name="T4">nt</text:span><text:span text:style-name="T4">ai</text:span><text:span text:style-name="T4">n</text:span><text:span text:style-name="T4">er</text:span><text:span text:style-name="T4">s, </text:span><text:span text:style-name="T4">u</text:span><text:span text:style-name="T4">s</text:span><text:span text:style-name="T4">e </text:span><text:span text:style-name="T4">th</text:span><text:span text:style-name="T4">e </text:span></text:p>
          </draw:text-box>
        </draw:frame>
        <draw:frame draw:style-name="gr5" draw:text-style-name="P6" draw:layer="layout" svg:width="5.336cm" svg:height="0.422cm" svg:x="9.112cm" svg:y="20.396cm">
          <draw:text-box>
            <text:p text:style-name="P2"><text:span text:style-name="T7">m</text:span><text:span text:style-name="T7">o</text:span><text:span text:style-name="T7">n</text:span><text:span text:style-name="T7">i</text:span><text:span text:style-name="T7">t</text:span><text:span text:style-name="T7">o</text:span><text:span text:style-name="T7">r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1.259cm" svg:height="0.422cm" svg:x="14.446cm" svg:y="20.362cm">
          <draw:text-box>
            <text:p text:style-name="P2"><text:span text:style-name="T4"><text:s/></text:span><text:span text:style-name="T4">s</text:span><text:span text:style-name="T4">cr</text:span><text:span text:style-name="T4">ip</text:span><text:span text:style-name="T4">t. </text:span></text:p>
          </draw:text-box>
        </draw:frame>
        <draw:frame draw:style-name="gr5" draw:text-style-name="P6" draw:layer="layout" svg:width="0.422cm" svg:height="0.422cm" svg:x="4.001cm" svg:y="20.986cm">
          <draw:text-box>
            <text:p text:style-name="P2"><text:span text:style-name="T9">•</text:span></text:p>
          </draw:text-box>
        </draw:frame>
        <draw:frame draw:style-name="gr5" draw:text-style-name="P6" draw:layer="layout" svg:width="5.336cm" svg:height="0.422cm" svg:x="4.498cm" svg:y="21.02cm">
          <draw:text-box>
            <text:p text:style-name="P2"><text:span text:style-name="T7">m</text:span><text:span text:style-name="T7">o</text:span><text:span text:style-name="T7">n</text:span><text:span text:style-name="T7">i</text:span><text:span text:style-name="T7">t</text:span><text:span text:style-name="T7">o</text:span><text:span text:style-name="T7">r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0.422cm" svg:height="0.422cm" svg:x="9.832cm" svg:y="20.986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1.432cm" svg:height="0.424cm" svg:x="4.498cm" svg:y="21.748cm">
          <draw:text-box>
            <text:p text:style-name="P2"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E</text:span><text:span text:style-name="T5">n</text:span><text:span text:style-name="T5">t</text:span><text:span text:style-name="T5">e</text:span><text:span text:style-name="T5">r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 </text:span><text:span text:style-name="T5">o</text:span><text:span text:style-name="T5">f 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e</text:span><text:span text:style-name="T5">r </text:span><text:span text:style-name="T5">t</text:span><text:span text:style-name="T5">o </text:span><text:span text:style-name="T5">b</text:span><text:span text:style-name="T5">e </text:span><text:span text:style-name="T5">m</text:span><text:span text:style-name="T5">o</text:span><text:span text:style-name="T5">n</text:span><text:span text:style-name="T5">i</text:span><text:span text:style-name="T5">t</text:span><text:span text:style-name="T5">o</text:span><text:span text:style-name="T5">r</text:span><text:span text:style-name="T5">e</text:span><text:span text:style-name="T5">d</text:span><text:span text:style-name="T5">: </text:span><text:span text:style-name="T5">"</text:span></text:p>
          </draw:text-box>
        </draw:frame>
        <draw:frame draw:style-name="gr6" draw:text-style-name="P7" draw:layer="layout" svg:width="1.907cm" svg:height="0.424cm" svg:x="4.498cm" svg:y="22.172cm">
          <draw:text-box>
            <text:p text:style-name="P2"><text:span text:style-name="T5">r</text:span><text:span text:style-name="T5">e</text:span><text:span text:style-name="T5">a</text:span><text:span text:style-name="T5">d </text:span><text:span text:style-name="T5">n</text:span><text:span text:style-name="T5">a</text:span><text:span text:style-name="T5">m</text:span><text:span text:style-name="T5">e</text:span></text:p>
          </draw:text-box>
        </draw:frame>
        <draw:frame draw:style-name="gr6" draw:text-style-name="P7" draw:layer="layout" svg:width="4.024cm" svg:height="0.424cm" svg:x="4.498cm" svg:y="22.595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l</text:span><text:span text:style-name="T5">o</text:span><text:span text:style-name="T5">g</text:span><text:span text:style-name="T5">s </text:span><text:span text:style-name="T5">­f </text:span><text:span text:style-name="T5">$</text:span><text:span text:style-name="T5">n</text:span><text:span text:style-name="T5">a</text:span><text:span text:style-name="T5">m</text:span><text:span text:style-name="T5">e</text:span></text:p>
          </draw:text-box>
        </draw:frame>
      </draw:page>
      <draw:page draw:name="page3" draw:style-name="dp1" draw:master-page-name="master-page40">
        <draw:frame draw:style-name="gr4" draw:text-style-name="P5" draw:layer="layout" svg:width="10.666cm" svg:height="0.634cm" svg:x="2.004cm" svg:y="2.153cm">
          <draw:text-box>
            <text:p text:style-name="P2"><text:span text:style-name="T3">A</text:span><text:span text:style-name="T3">u</text:span><text:span text:style-name="T3">t</text:span><text:span text:style-name="T3">o</text:span><text:span text:style-name="T3">m</text:span><text:span text:style-name="T3">a</text:span><text:span text:style-name="T3">t</text:span><text:span text:style-name="T3">i</text:span><text:span text:style-name="T3">n</text:span><text:span text:style-name="T3">g </text:span><text:span text:style-name="T3">d</text:span><text:span text:style-name="T3">e</text:span><text:span text:style-name="T3">l</text:span><text:span text:style-name="T3">e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 </text:span><text:span text:style-name="T3">t</text:span><text:span text:style-name="T3">h</text:span><text:span text:style-name="T3">e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e</text:span><text:span text:style-name="T3">r</text:span><text:span text:style-name="T3">s</text:span><text:span text:style-name="T3">:</text:span><text:span text:style-name="T3">-</text:span></text:p>
          </draw:text-box>
        </draw:frame>
        <draw:frame draw:style-name="gr5" draw:text-style-name="P6" draw:layer="layout" svg:width="0.422cm" svg:height="0.422cm" svg:x="2.752cm" svg:y="3.044cm">
          <draw:text-box>
            <text:p text:style-name="P2"><text:span text:style-name="T4">1.</text:span></text:p>
          </draw:text-box>
        </draw:frame>
        <draw:frame draw:style-name="gr5" draw:text-style-name="P6" draw:layer="layout" svg:width="5.514cm" svg:height="0.422cm" svg:x="3.253cm" svg:y="3.044cm">
          <draw:text-box>
            <text:p text:style-name="P2"><text:span text:style-name="T4">A</text:span><text:span text:style-name="T4">ut</text:span><text:span text:style-name="T4">o</text:span><text:span text:style-name="T4">m</text:span><text:span text:style-name="T4">at</text:span><text:span text:style-name="T4">e </text:span><text:span text:style-name="T4">th</text:span><text:span text:style-name="T4">e </text:span><text:span text:style-name="T4">d</text:span><text:span text:style-name="T4">el</text:span><text:span text:style-name="T4">et</text:span><text:span text:style-name="T4">io</text:span><text:span text:style-name="T4">n </text:span><text:span text:style-name="T4">u</text:span><text:span text:style-name="T4">si</text:span><text:span text:style-name="T4">n</text:span><text:span text:style-name="T4">g </text:span><text:span text:style-name="T4">th</text:span><text:span text:style-name="T4">e </text:span></text:p>
          </draw:text-box>
        </draw:frame>
        <draw:frame draw:style-name="gr5" draw:text-style-name="P6" draw:layer="layout" svg:width="5.082cm" svg:height="0.422cm" svg:x="8.767cm" svg:y="3.078cm">
          <draw:text-box>
            <text:p text:style-name="P2"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1.154cm" svg:height="0.422cm" svg:x="13.847cm" svg:y="3.044cm">
          <draw:text-box>
            <text:p text:style-name="P2"><text:span text:style-name="T4"><text:s/></text:span><text:span text:style-name="T4">s</text:span><text:span text:style-name="T4">cr</text:span><text:span text:style-name="T4">ip</text:span><text:span text:style-name="T4">t.</text:span></text:p>
          </draw:text-box>
        </draw:frame>
        <draw:frame draw:style-name="gr5" draw:text-style-name="P6" draw:layer="layout" svg:width="0.422cm" svg:height="0.422cm" svg:x="4.001cm" svg:y="3.919cm">
          <draw:text-box>
            <text:p text:style-name="P2"><text:span text:style-name="T9">•</text:span></text:p>
          </draw:text-box>
        </draw:frame>
        <draw:frame draw:style-name="gr5" draw:text-style-name="P6" draw:layer="layout" svg:width="5.082cm" svg:height="0.422cm" svg:x="4.498cm" svg:y="3.953cm">
          <draw:text-box>
            <text:p text:style-name="P2"><text:span text:style-name="T7">d</text:span><text:span text:style-name="T7">e</text:span><text:span text:style-name="T7">l</text:span><text:span text:style-name="T7">e</text:span><text:span text:style-name="T7">t</text:span><text:span text:style-name="T7">e</text:span><text:span text:style-name="T7">_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e</text:span><text:span text:style-name="T7">r</text:span><text:span text:style-name="T7">s</text:span><text:span text:style-name="T7">.</text:span><text:span text:style-name="T7">s</text:span><text:span text:style-name="T7">h</text:span></text:p>
          </draw:text-box>
        </draw:frame>
        <draw:frame draw:style-name="gr5" draw:text-style-name="P6" draw:layer="layout" svg:width="0.422cm" svg:height="0.422cm" svg:x="9.578cm" svg:y="3.919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13.972cm" svg:height="0.424cm" svg:x="4.498cm" svg:y="4.681cm">
          <draw:text-box>
            <text:p text:style-name="P2"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D</text:span><text:span text:style-name="T5">o </text:span><text:span text:style-name="T5">y</text:span><text:span text:style-name="T5">o</text:span><text:span text:style-name="T5">u </text:span><text:span text:style-name="T5">w</text:span><text:span text:style-name="T5">i</text:span><text:span text:style-name="T5">s</text:span><text:span text:style-name="T5">h </text:span><text:span text:style-name="T5">t</text:span><text:span text:style-name="T5">o </text:span><text:span text:style-name="T5">d</text:span><text:span text:style-name="T5">e</text:span><text:span text:style-name="T5">l</text:span><text:span text:style-name="T5">e</text:span><text:span text:style-name="T5">t</text:span><text:span text:style-name="T5">e 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e</text:span><text:span text:style-name="T5">r</text:span><text:span text:style-name="T5">s </text:span><text:span text:style-name="T5">o</text:span><text:span text:style-name="T5">f </text:span><text:span text:style-name="T5">a</text:span><text:span text:style-name="T5">l</text:span><text:span text:style-name="T5">l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s</text:span><text:span text:style-name="T5">? </text:span><text:span text:style-name="T5">I</text:span><text:span text:style-name="T5">f </text:span><text:span text:style-name="T5">y</text:span><text:span text:style-name="T5">e</text:span><text:span text:style-name="T5">s </text:span></text:p>
          </draw:text-box>
        </draw:frame>
        <draw:frame draw:style-name="gr6" draw:text-style-name="P7" draw:layer="layout" svg:width="6.14cm" svg:height="0.424cm" svg:x="4.498cm" svg:y="5.104cm">
          <draw:text-box>
            <text:p text:style-name="P2"><text:span text:style-name="T5">e</text:span><text:span text:style-name="T5">n</text:span><text:span text:style-name="T5">t</text:span><text:span text:style-name="T5">e</text:span><text:span text:style-name="T5">r </text:span><text:span text:style-name="T5">'</text:span><text:span text:style-name="T5">Y</text:span><text:span text:style-name="T5">' </text:span><text:span text:style-name="T5">, </text:span><text:span text:style-name="T5">e</text:span><text:span text:style-name="T5">l</text:span><text:span text:style-name="T5">s</text:span><text:span text:style-name="T5">e </text:span><text:span text:style-name="T5">e</text:span><text:span text:style-name="T5">n</text:span><text:span text:style-name="T5">t</text:span><text:span text:style-name="T5">e</text:span><text:span text:style-name="T5">r </text:span><text:span text:style-name="T5">'</text:span><text:span text:style-name="T5">N</text:span><text:span text:style-name="T5">'</text:span><text:span text:style-name="T5">: </text:span><text:span text:style-name="T5">"</text:span></text:p>
          </draw:text-box>
        </draw:frame>
        <draw:frame draw:style-name="gr6" draw:text-style-name="P7" draw:layer="layout" svg:width="2.33cm" svg:height="0.424cm" svg:x="4.498cm" svg:y="5.528cm">
          <draw:text-box>
            <text:p text:style-name="P2"><text:span text:style-name="T5">r</text:span><text:span text:style-name="T5">e</text:span><text:span text:style-name="T5">a</text:span><text:span text:style-name="T5">d 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/text:p>
          </draw:text-box>
        </draw:frame>
        <draw:frame draw:style-name="gr6" draw:text-style-name="P7" draw:layer="layout" svg:width="4.87cm" svg:height="0.424cm" svg:x="4.498cm" svg:y="5.951cm">
          <draw:text-box>
            <text:p text:style-name="P2"><text:span text:style-name="T5">i</text:span><text:span text:style-name="T5">f </text:span><text:span text:style-name="T5">[ </text:span><text:span text:style-name="T5">"</text:span><text:span text:style-name="T5">$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" </text:span><text:span text:style-name="T5">=</text:span><text:span text:style-name="T5">= </text:span><text:span text:style-name="T5">"</text:span><text:span text:style-name="T5">N</text:span><text:span text:style-name="T5">" </text:span><text:span text:style-name="T5">]</text:span></text:p>
          </draw:text-box>
        </draw:frame>
        <draw:frame draw:style-name="gr6" draw:text-style-name="P7" draw:layer="layout" svg:width="0.849cm" svg:height="0.424cm" svg:x="4.498cm" svg:y="6.374cm">
          <draw:text-box>
            <text:p text:style-name="P2"><text:span text:style-name="T5">t</text:span><text:span text:style-name="T5">h</text:span><text:span text:style-name="T5">e</text:span><text:span text:style-name="T5">n</text:span></text:p>
          </draw:text-box>
        </draw:frame>
        <draw:frame draw:style-name="gr6" draw:text-style-name="P7" draw:layer="layout" svg:width="14.184cm" svg:height="0.424cm" svg:x="4.498cm" svg:y="6.798cm">
          <draw:text-box>
            <text:p text:style-name="P2"><text:span text:style-name="T5"><text:s text:c="2"/></text:span><text:span text:style-name="T5"><text:s text:c="2"/></text:span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G</text:span><text:span text:style-name="T5">i</text:span><text:span text:style-name="T5">v</text:span><text:span text:style-name="T5">e </text:span><text:span text:style-name="T5">t</text:span><text:span text:style-name="T5">h</text:span><text:span text:style-name="T5">e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s </text:span><text:span text:style-name="T5">y</text:span><text:span text:style-name="T5">o</text:span><text:span text:style-name="T5">u </text:span><text:span text:style-name="T5">w</text:span><text:span text:style-name="T5">a</text:span><text:span text:style-name="T5">n</text:span><text:span text:style-name="T5">t </text:span><text:span text:style-name="T5">t</text:span><text:span text:style-name="T5">o </text:span><text:span text:style-name="T5">d</text:span><text:span text:style-name="T5">e</text:span><text:span text:style-name="T5">l</text:span><text:span text:style-name="T5">e</text:span><text:span text:style-name="T5">t</text:span><text:span text:style-name="T5">e </text:span><text:span text:style-name="T5">a</text:span><text:span text:style-name="T5">n</text:span><text:span text:style-name="T5">d </text:span><text:span text:style-name="T5">e</text:span><text:span text:style-name="T5">n</text:span><text:span text:style-name="T5">t</text:span><text:span text:style-name="T5">e</text:span><text:span text:style-name="T5">r </text:span><text:span text:style-name="T5">'</text:span><text:span text:style-name="T5">e</text:span><text:span text:style-name="T5">x</text:span><text:span text:style-name="T5">i</text:span><text:span text:style-name="T5">t</text:span><text:span text:style-name="T5">' </text:span></text:p>
          </draw:text-box>
        </draw:frame>
        <draw:frame draw:style-name="gr6" draw:text-style-name="P7" draw:layer="layout" svg:width="2.754cm" svg:height="0.424cm" svg:x="4.498cm" svg:y="7.221cm">
          <draw:text-box>
            <text:p text:style-name="P2"><text:span text:style-name="T5">a</text:span><text:span text:style-name="T5">t </text:span><text:span text:style-name="T5">t</text:span><text:span text:style-name="T5">h</text:span><text:span text:style-name="T5">e </text:span><text:span text:style-name="T5">e</text:span><text:span text:style-name="T5">n</text:span><text:span text:style-name="T5">d</text:span><text:span text:style-name="T5">: </text:span><text:span text:style-name="T5">"</text:span></text:p>
          </draw:text-box>
        </draw:frame>
        <draw:frame draw:style-name="gr6" draw:text-style-name="P7" draw:layer="layout" svg:width="4.024cm" svg:height="0.424cm" svg:x="4.498cm" svg:y="7.644cm">
          <draw:text-box>
            <text:p text:style-name="P2"><text:span text:style-name="T5"><text:s text:c="2"/></text:span><text:span text:style-name="T5"><text:s text:c="2"/></text:span><text:span text:style-name="T5">w</text:span><text:span text:style-name="T5">h</text:span><text:span text:style-name="T5">i</text:span><text:span text:style-name="T5">l</text:span><text:span text:style-name="T5">e </text:span><text:span text:style-name="T5">r</text:span><text:span text:style-name="T5">e</text:span><text:span text:style-name="T5">a</text:span><text:span text:style-name="T5">d 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2.118cm" svg:height="0.424cm" svg:x="4.498cm" svg:y="8.068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d</text:span><text:span text:style-name="T5">o</text:span></text:p>
          </draw:text-box>
        </draw:frame>
        <draw:frame draw:style-name="gr6" draw:text-style-name="P7" draw:layer="layout" svg:width="7.622cm" svg:height="0.424cm" svg:x="4.498cm" svg:y="8.491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i</text:span><text:span text:style-name="T5">f </text:span><text:span text:style-name="T5">[ </text:span><text:span text:style-name="T5">"</text:span><text:span text:style-name="T5">$</text:span><text:span text:style-name="T5">u</text:span><text:span text:style-name="T5">s</text:span><text:span text:style-name="T5">e</text:span><text:span text:style-name="T5">r</text:span><text:span text:style-name="T5">" </text:span><text:span text:style-name="T5">!</text:span><text:span text:style-name="T5">= </text:span><text:span text:style-name="T5">"</text:span><text:span text:style-name="T5">e</text:span><text:span text:style-name="T5">x</text:span><text:span text:style-name="T5">i</text:span><text:span text:style-name="T5">t</text:span><text:span text:style-name="T5">" </text:span><text:span text:style-name="T5">]</text:span></text:p>
          </draw:text-box>
        </draw:frame>
        <draw:frame draw:style-name="gr6" draw:text-style-name="P7" draw:layer="layout" svg:width="4.236cm" svg:height="0.424cm" svg:x="4.498cm" svg:y="8.914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t</text:span><text:span text:style-name="T5">h</text:span><text:span text:style-name="T5">e</text:span><text:span text:style-name="T5">n</text:span></text:p>
          </draw:text-box>
        </draw:frame>
        <draw:frame draw:style-name="gr6" draw:text-style-name="P7" draw:layer="layout" svg:width="7.41cm" svg:height="0.424cm" svg:x="4.498cm" svg:y="9.338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r</text:span><text:span text:style-name="T5">m </text:span><text:span text:style-name="T5">$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3.389cm" svg:height="0.424cm" svg:x="4.498cm" svg:y="9.761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e</text:span><text:span text:style-name="T5">l</text:span><text:span text:style-name="T5">s</text:span><text:span text:style-name="T5">e</text:span></text:p>
          </draw:text-box>
        </draw:frame>
        <draw:frame draw:style-name="gr6" draw:text-style-name="P7" draw:layer="layout" svg:width="4.447cm" svg:height="0.424cm" svg:x="4.498cm" svg:y="10.184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b</text:span><text:span text:style-name="T5">r</text:span><text:span text:style-name="T5">e</text:span><text:span text:style-name="T5">a</text:span><text:span text:style-name="T5">k</text:span></text:p>
          </draw:text-box>
        </draw:frame>
        <draw:frame draw:style-name="gr6" draw:text-style-name="P7" draw:layer="layout" svg:width="1.695cm" svg:height="0.424cm" svg:x="4.498cm" svg:y="10.608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0.352cm" svg:height="0.424cm" svg:x="7.006cm" svg:y="10.608cm">
          <draw:text-box>
            <text:p text:style-name="P2"><text:span text:style-name="T5">fi</text:span></text:p>
          </draw:text-box>
        </draw:frame>
        <draw:frame draw:style-name="gr6" draw:text-style-name="P7" draw:layer="layout" svg:width="2.542cm" svg:height="0.424cm" svg:x="4.498cm" svg:y="11.031cm">
          <draw:text-box>
            <text:p text:style-name="P2"><text:span text:style-name="T5"><text:s text:c="2"/></text:span><text:span text:style-name="T5"><text:s text:c="2"/></text:span><text:span text:style-name="T5"><text:s text:c="2"/></text:span><text:span text:style-name="T5"><text:s text:c="2"/></text:span><text:span text:style-name="T5">d</text:span><text:span text:style-name="T5">o</text:span><text:span text:style-name="T5">n</text:span><text:span text:style-name="T5">e</text:span></text:p>
          </draw:text-box>
        </draw:frame>
        <draw:frame draw:style-name="gr6" draw:text-style-name="P7" draw:layer="layout" svg:width="0.849cm" svg:height="0.424cm" svg:x="4.498cm" svg:y="11.454cm">
          <draw:text-box>
            <text:p text:style-name="P2"><text:span text:style-name="T5">e</text:span><text:span text:style-name="T5">l</text:span><text:span text:style-name="T5">s</text:span><text:span text:style-name="T5">e</text:span></text:p>
          </draw:text-box>
        </draw:frame>
        <draw:frame draw:style-name="gr6" draw:text-style-name="P7" draw:layer="layout" svg:width="11.221cm" svg:height="0.424cm" svg:x="4.498cm" svg:y="11.878cm">
          <draw:text-box>
            <text:p text:style-name="P2"><text:span text:style-name="T5"><text:s text:c="2"/></text:span><text:span text:style-name="T5"><text:s text:c="2"/></text:span><text:span text:style-name="T5">e</text:span><text:span text:style-name="T5">c</text:span><text:span text:style-name="T5">h</text:span><text:span text:style-name="T5">o </text:span><text:span text:style-name="T5">­n </text:span><text:span text:style-name="T5">"</text:span><text:span text:style-name="T5">E</text:span><text:span text:style-name="T5">n</text:span><text:span text:style-name="T5">t</text:span><text:span text:style-name="T5">e</text:span><text:span text:style-name="T5">r </text:span><text:span text:style-name="T5">n</text:span><text:span text:style-name="T5">a</text:span><text:span text:style-name="T5">m</text:span><text:span text:style-name="T5">e </text:span><text:span text:style-name="T5">o</text:span><text:span text:style-name="T5">f </text:span><text:span text:style-name="T5">fi</text:span><text:span text:style-name="T5">l</text:span><text:span text:style-name="T5">e </text:span><text:span text:style-name="T5">c</text:span><text:span text:style-name="T5">o</text:span><text:span text:style-name="T5">n</text:span><text:span text:style-name="T5">t</text:span><text:span text:style-name="T5">a</text:span><text:span text:style-name="T5">i</text:span><text:span text:style-name="T5">n</text:span><text:span text:style-name="T5">i</text:span><text:span text:style-name="T5">n</text:span><text:span text:style-name="T5">g </text:span><text:span text:style-name="T5">u</text:span><text:span text:style-name="T5">s</text:span><text:span text:style-name="T5">e</text:span><text:span text:style-name="T5">r</text:span><text:span text:style-name="T5">n</text:span><text:span text:style-name="T5">a</text:span><text:span text:style-name="T5">m</text:span><text:span text:style-name="T5">e</text:span><text:span text:style-name="T5">s</text:span><text:span text:style-name="T5">: </text:span><text:span text:style-name="T5">"</text:span></text:p>
          </draw:text-box>
        </draw:frame>
        <draw:frame draw:style-name="gr6" draw:text-style-name="P7" draw:layer="layout" svg:width="2.753cm" svg:height="0.424cm" svg:x="4.505cm" svg:y="12.301cm">
          <draw:text-box>
            <text:p text:style-name="P2"><text:span text:style-name="T5"><text:s text:c="2"/></text:span><text:span text:style-name="T5"><text:s text:c="2"/></text:span><text:span text:style-name="T5"><text:s/></text:span><text:span text:style-name="T5">r</text:span><text:span text:style-name="T5">e</text:span><text:span text:style-name="T5">a</text:span><text:span text:style-name="T5">d </text:span><text:span text:style-name="T5">fi</text:span><text:span text:style-name="T5">l</text:span><text:span text:style-name="T5">e</text:span></text:p>
          </draw:text-box>
        </draw:frame>
        <draw:frame draw:style-name="gr6" draw:text-style-name="P7" draw:layer="layout" svg:width="4.235cm" svg:height="0.424cm" svg:x="4.505cm" svg:y="12.724cm">
          <draw:text-box>
            <text:p text:style-name="P2"><text:span text:style-name="T5"><text:s text:c="2"/></text:span><text:span text:style-name="T5"><text:s text:c="2"/></text:span><text:span text:style-name="T5"><text:s/></text:span><text:span text:style-name="T5">w</text:span><text:span text:style-name="T5">h</text:span><text:span text:style-name="T5">i</text:span><text:span text:style-name="T5">l</text:span><text:span text:style-name="T5">e </text:span><text:span text:style-name="T5">r</text:span><text:span text:style-name="T5">e</text:span><text:span text:style-name="T5">a</text:span><text:span text:style-name="T5">d 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0.849cm" svg:height="0.424cm" svg:x="2.004cm" svg:y="13.148cm">
          <draw:text-box>
            <text:p text:style-name="P2"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1.483cm" svg:height="0.424cm" svg:x="4.505cm" svg:y="13.148cm">
          <draw:text-box>
            <text:p text:style-name="P2"><text:span text:style-name="T5"><text:s text:c="2"/></text:span><text:span text:style-name="T5"><text:s text:c="2"/></text:span><text:span text:style-name="T5"><text:s/></text:span><text:span text:style-name="T5">d</text:span><text:span text:style-name="T5">o</text:span></text:p>
          </draw:text-box>
        </draw:frame>
        <draw:frame draw:style-name="gr6" draw:text-style-name="P7" draw:layer="layout" svg:width="1.272cm" svg:height="0.424cm" svg:x="2.004cm" svg:y="13.571cm">
          <draw:text-box>
            <text:p text:style-name="P2"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4.024cm" svg:height="0.424cm" svg:x="7.006cm" svg:y="13.571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s</text:span><text:span text:style-name="T5">t</text:span><text:span text:style-name="T5">o</text:span><text:span text:style-name="T5">p </text:span><text:span text:style-name="T5">$</text:span><text:span text:style-name="T5">u</text:span><text:span text:style-name="T5">s</text:span><text:span text:style-name="T5">e</text:span><text:span text:style-name="T5">r </text:span><text:span text:style-name="T5"><text:s/></text:span></text:p>
          </draw:text-box>
        </draw:frame>
        <draw:frame draw:style-name="gr6" draw:text-style-name="P7" draw:layer="layout" svg:width="1.272cm" svg:height="0.424cm" svg:x="2.004cm" svg:y="13.994cm">
          <draw:text-box>
            <text:p text:style-name="P2"><text:span text:style-name="T5"><text:s text:c="2"/></text:span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3.177cm" svg:height="0.424cm" svg:x="7.006cm" svg:y="13.994cm">
          <draw:text-box>
            <text:p text:style-name="P2"><text:span text:style-name="T5">d</text:span><text:span text:style-name="T5">o</text:span><text:span text:style-name="T5">c</text:span><text:span text:style-name="T5">k</text:span><text:span text:style-name="T5">e</text:span><text:span text:style-name="T5">r </text:span><text:span text:style-name="T5">r</text:span><text:span text:style-name="T5">m </text:span><text:span text:style-name="T5">$</text:span><text:span text:style-name="T5">u</text:span><text:span text:style-name="T5">s</text:span><text:span text:style-name="T5">e</text:span><text:span text:style-name="T5">r</text:span></text:p>
          </draw:text-box>
        </draw:frame>
        <draw:frame draw:style-name="gr6" draw:text-style-name="P7" draw:layer="layout" svg:width="0.849cm" svg:height="0.424cm" svg:x="2.004cm" svg:y="14.418cm">
          <draw:text-box>
            <text:p text:style-name="P2"><text:span text:style-name="T5"><text:s text:c="2"/></text:span><text:span text:style-name="T5"><text:s text:c="2"/></text:span></text:p>
          </draw:text-box>
        </draw:frame>
        <draw:frame draw:style-name="gr6" draw:text-style-name="P7" draw:layer="layout" svg:width="3.388cm" svg:height="0.424cm" svg:x="4.505cm" svg:y="14.418cm">
          <draw:text-box>
            <text:p text:style-name="P2"><text:span text:style-name="T5"><text:s text:c="2"/></text:span><text:span text:style-name="T5"><text:s text:c="2"/></text:span><text:span text:style-name="T5"><text:s/></text:span><text:span text:style-name="T5">d</text:span><text:span text:style-name="T5">o</text:span><text:span text:style-name="T5">n</text:span><text:span text:style-name="T5">e </text:span><text:span text:style-name="T5">&lt; </text:span><text:span text:style-name="T5">$</text:span><text:span text:style-name="T5">fi</text:span><text:span text:style-name="T5">l</text:span><text:span text:style-name="T5">e</text:span></text:p>
          </draw:text-box>
        </draw:frame>
        <draw:frame draw:style-name="gr6" draw:text-style-name="P7" draw:layer="layout" svg:width="0.352cm" svg:height="0.424cm" svg:x="4.498cm" svg:y="15.338cm">
          <draw:text-box>
            <text:p text:style-name="P2"><text:span text:style-name="T5">fi</text:span></text:p>
          </draw:text-box>
        </draw:frame>
        <draw:frame draw:style-name="gr5" draw:text-style-name="P6" draw:layer="layout" svg:width="0.422cm" svg:height="0.422cm" svg:x="2.752cm" svg:y="16.379cm">
          <draw:text-box>
            <text:p text:style-name="P2"><text:span text:style-name="T4">2.</text:span></text:p>
          </draw:text-box>
        </draw:frame>
        <draw:frame draw:style-name="gr5" draw:text-style-name="P6" draw:layer="layout" svg:width="9.049cm" svg:height="0.422cm" svg:x="3.253cm" svg:y="16.379cm">
          <draw:text-box>
            <text:p text:style-name="P2"><text:span text:style-name="T4">Y</text:span><text:span text:style-name="T4">o</text:span><text:span text:style-name="T4">u </text:span><text:span text:style-name="T4">c</text:span><text:span text:style-name="T4">a</text:span><text:span text:style-name="T4">n </text:span><text:span text:style-name="T4">ei</text:span><text:span text:style-name="T4">th</text:span><text:span text:style-name="T4">er </text:span><text:span text:style-name="T4">d</text:span><text:span text:style-name="T4">el</text:span><text:span text:style-name="T4">et</text:span><text:span text:style-name="T4">e </text:span><text:span text:style-name="T4">al</text:span><text:span text:style-name="T4">l </text:span><text:span text:style-name="T4">u</text:span><text:span text:style-name="T4">s</text:span><text:span text:style-name="T4">er</text:span><text:span text:style-name="T4">s </text:span><text:span text:style-name="T4">o</text:span><text:span text:style-name="T4">r </text:span><text:span text:style-name="T4">u</text:span><text:span text:style-name="T4">s</text:span><text:span text:style-name="T4">er </text:span><text:span text:style-name="T4">b</text:span><text:span text:style-name="T4">y </text:span><text:span text:style-name="T4">n</text:span><text:span text:style-name="T4">a</text:span><text:span text:style-name="T4">m</text:span><text:span text:style-name="T4">e </text:span><text:span text:style-name="T4">u</text:span><text:span text:style-name="T4">si</text:span><text:span text:style-name="T4">n</text:span><text:span text:style-name="T4">g </text:span></text:p>
          </draw:text-box>
        </draw:frame>
        <draw:frame draw:style-name="gr5" draw:text-style-name="P6" draw:layer="layout" svg:width="6.352cm" svg:height="0.509cm" svg:x="12.273cm" svg:y="16.27cm">
          <draw:text-box>
            <text:p text:style-name="P2"><text:span text:style-name="T8">s</text:span><text:span text:style-name="T8">h </text:span><text:span text:style-name="T8">d</text:span><text:span text:style-name="T8">e</text:span><text:span text:style-name="T8">l</text:span><text:span text:style-name="T8">e</text:span><text:span text:style-name="T8">t</text:span><text:span text:style-name="T8">e</text:span><text:span text:style-name="T8">_</text:span><text:span text:style-name="T8">C</text:span><text:span text:style-name="T8">o</text:span><text:span text:style-name="T8">n</text:span><text:span text:style-name="T8">t</text:span><text:span text:style-name="T8">a</text:span><text:span text:style-name="T8">i</text:span><text:span text:style-name="T8">n</text:span><text:span text:style-name="T8">e</text:span><text:span text:style-name="T8">r</text:span><text:span text:style-name="T8">s</text:span><text:span text:style-name="T8">.</text:span><text:span text:style-name="T8">s</text:span><text:span text:style-name="T8">h </text:span><text:span text:style-name="T8">­x</text:span></text:p>
          </draw:text-box>
        </draw:frame>
        <draw:frame draw:style-name="gr5" draw:text-style-name="P6" draw:layer="layout" svg:width="0.422cm" svg:height="0.422cm" svg:x="18.877cm" svg:y="16.379cm">
          <draw:text-box>
            <text:p text:style-name="P2"><text:span text:style-name="T4">.</text:span></text:p>
          </draw:text-box>
        </draw:frame>
        <draw:frame draw:style-name="gr5" draw:text-style-name="P6" draw:layer="layout" svg:width="1.78cm" svg:height="0.422cm" svg:x="17.23cm" svg:y="18.905cm">
          <draw:text-box>
            <text:p text:style-name="P2"><text:span text:style-name="T4">B</text:span><text:span text:style-name="T4">y: </text:span><text:span text:style-name="T4"><text:s text:c="4"/></text:span><text:span text:style-name="T4"><text:s text:c="4"/></text:span><text:span text:style-name="T4"><text:s text:c="2"/></text:span></text:p>
          </draw:text-box>
        </draw:frame>
        <draw:frame draw:style-name="gr5" draw:text-style-name="P6" draw:layer="layout" svg:width="3.211cm" svg:height="0.422cm" svg:x="15.49cm" svg:y="19.737cm">
          <draw:text-box>
            <text:p text:style-name="P2"><text:span text:style-name="T4">B</text:span><text:span text:style-name="T4">a</text:span><text:span text:style-name="T4">s</text:span><text:span text:style-name="T4">w</text:span><text:span text:style-name="T4">a</text:span><text:span text:style-name="T4">nt</text:span><text:span text:style-name="T4">h </text:span><text:span text:style-name="T4">M</text:span><text:span text:style-name="T4">o</text:span><text:span text:style-name="T4">d</text:span><text:span text:style-name="T4">u</text:span><text:span text:style-name="T4">g</text:span><text:span text:style-name="T4">u</text:span></text:p>
          </draw:text-box>
        </draw:frame>
        <draw:frame draw:style-name="gr5" draw:text-style-name="P6" draw:layer="layout" svg:width="2.961cm" svg:height="0.422cm" svg:x="16.044cm" svg:y="20.319cm">
          <draw:text-box>
            <text:p text:style-name="P2"><text:span text:style-name="T4">(I</text:span><text:span text:style-name="T4">M</text:span><text:span text:style-name="T4">T</text:span><text:span text:style-name="T4">2</text:span><text:span text:style-name="T4">0</text:span><text:span text:style-name="T4">1</text:span><text:span text:style-name="T4">6</text:span><text:span text:style-name="T4">0</text:span><text:span text:style-name="T4">8</text:span><text:span text:style-name="T4">0</text:span><text:span text:style-name="T4">) <text:s/></text:span><text:span text:style-name="T4">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Liberation Mono" svg:font-family="'Liberation Mono'"/>
    <style:font-face style:name="Liberation Serif" svg:font-family="'Liberation Serif'"/>
    <style:font-face style:name="OpenSymbol" svg:font-family="OpenSymbol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3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1T15:31:36.871342521</dc:date>
    <meta:editing-duration>PT4M48S</meta:editing-duration>
    <meta:editing-cycles>1</meta:editing-cycles>
    <meta:document-statistic meta:object-count="146"/>
    <meta:generator>LibreOffice/6.0.3.2$Linux_X86_64 LibreOffice_project/00m0$Build-2</meta:generator>
  </office:meta>
</office:document-meta>
</file>